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RedHatText" svg:font-family="RedHatText, Overpass, Overpass, Helvetica, Arial, sans-serif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8.32cm" table:align="center" fo:background-color="transparent">
        <style:background-image/>
      </style:table-properties>
    </style:style>
    <style:style style:name="Tabla1.A" style:family="table-column">
      <style:table-column-properties style:column-width="2.194cm"/>
    </style:style>
    <style:style style:name="Tabla1.B" style:family="table-column">
      <style:table-column-properties style:column-width="3.196cm"/>
    </style:style>
    <style:style style:name="Tabla1.C" style:family="table-column">
      <style:table-column-properties style:column-width="3.697cm"/>
    </style:style>
    <style:style style:name="Tabla1.D" style:family="table-column">
      <style:table-column-properties style:column-width="5.108cm"/>
    </style:style>
    <style:style style:name="Tabla1.E" style:family="table-column">
      <style:table-column-properties style:column-width="4.124cm"/>
    </style:style>
    <style:style style:name="Tabla1.1" style:family="table-row">
      <style:table-row-properties style:min-row-height="0.693cm" fo:background-color="transparent">
        <style:background-image/>
      </style:table-row-properties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E1" style:family="table-cell">
      <style:table-cell-properties fo:padding="0.097cm" fo:border="0.5pt solid #000000"/>
    </style:style>
    <style:style style:name="Tabla1.2" style:family="table-row">
      <style:table-row-properties style:min-row-height="0.799cm" fo:background-color="transparent">
        <style:background-image/>
      </style:table-row-properties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E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fo:background-color="transparent">
        <style:background-image/>
      </style:table-row-properties>
    </style:style>
    <style:style style:name="Tabla1.4" style:family="table-row">
      <style:table-row-properties fo:background-color="transparent">
        <style:background-image/>
      </style:table-row-properties>
    </style:style>
    <style:style style:name="Tabla1.5" style:family="table-row">
      <style:table-row-properties fo:background-color="transparent">
        <style:background-image/>
      </style:table-row-properties>
    </style:style>
    <style:style style:name="Tabla1.6" style:family="table-row">
      <style:table-row-properties fo:background-color="transparent">
        <style:background-image/>
      </style:table-row-properties>
    </style:style>
    <style:style style:name="Tabla1.7" style:family="table-row">
      <style:table-row-properties fo:background-color="transparent">
        <style:background-image/>
      </style:table-row-properties>
    </style:style>
    <style:style style:name="Tabla1.8" style:family="table-row">
      <style:table-row-properties fo:background-color="transparent">
        <style:background-image/>
      </style:table-row-properties>
    </style:style>
    <style:style style:name="Tabla1.9" style:family="table-row">
      <style:table-row-properties fo:background-color="transparent">
        <style:background-image/>
      </style:table-row-properties>
    </style:style>
    <style:style style:name="Tabla2" style:family="table">
      <style:table-properties style:width="18.32cm" table:align="center"/>
    </style:style>
    <style:style style:name="Tabla2.A" style:family="table-column">
      <style:table-column-properties style:column-width="2.194cm"/>
    </style:style>
    <style:style style:name="Tabla2.B" style:family="table-column">
      <style:table-column-properties style:column-width="3.196cm"/>
    </style:style>
    <style:style style:name="Tabla2.C" style:family="table-column">
      <style:table-column-properties style:column-width="3.697cm"/>
    </style:style>
    <style:style style:name="Tabla2.D" style:family="table-column">
      <style:table-column-properties style:column-width="5.108cm"/>
    </style:style>
    <style:style style:name="Tabla2.E" style:family="table-column">
      <style:table-column-properties style:column-width="4.124cm"/>
    </style:style>
    <style:style style:name="Tabla2.1" style:family="table-row">
      <style:table-row-properties style:min-row-height="0.596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E1" style:family="table-cell">
      <style:table-cell-properties fo:padding="0.097cm" fo:border="0.5pt solid #000000"/>
    </style:style>
    <style:style style:name="Tabla2.2" style:family="table-row">
      <style:table-row-properties style:min-row-height="1.596cm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E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6.679cm" table:align="center"/>
    </style:style>
    <style:style style:name="Tabla3.A" style:family="table-column">
      <style:table-column-properties style:column-width="2.408cm"/>
    </style:style>
    <style:style style:name="Tabla3.B" style:family="table-column">
      <style:table-column-properties style:column-width="2.381cm"/>
    </style:style>
    <style:style style:name="Tabla3.C" style:family="table-column">
      <style:table-column-properties style:column-width="3.889cm"/>
    </style:style>
    <style:style style:name="Tabla3.D" style:family="table-column">
      <style:table-column-properties style:column-width="4.106cm"/>
    </style:style>
    <style:style style:name="Tabla3.E" style:family="table-column">
      <style:table-column-properties style:column-width="3.895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E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E2" style:family="table-cell">
      <style:table-cell-properties fo:padding="0.097cm" fo:border-left="0.5pt solid #000000" fo:border-right="0.5pt solid #000000" fo:border-top="none" fo:border-bottom="0.5pt solid #000000"/>
    </style:style>
    <style:style style:name="Tabla3.8" style:family="table-row">
      <style:table-row-properties style:min-row-height="3.196cm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3.087cm"/>
    </style:style>
    <style:style style:name="Tabla5.B" style:family="table-column">
      <style:table-column-properties style:column-width="2.522cm"/>
    </style:style>
    <style:style style:name="Tabla5.C" style:family="table-column">
      <style:table-column-properties style:column-width="2.778cm"/>
    </style:style>
    <style:style style:name="Tabla5.D" style:family="table-column">
      <style:table-column-properties style:column-width="3.974cm"/>
    </style:style>
    <style:style style:name="Tabla5.E" style:family="table-column">
      <style:table-column-properties style:column-width="4.651cm"/>
    </style:style>
    <style:style style:name="Tabla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5.E1" style:family="table-cell">
      <style:table-cell-properties fo:padding="0.049cm" fo:border="0.05pt solid #000000" style:writing-mode="page"/>
    </style:style>
    <style:style style:name="Tabla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4" style:family="table">
      <style:table-properties style:width="13.989cm" table:align="center"/>
    </style:style>
    <style:style style:name="Tabla4.A" style:family="table-column">
      <style:table-column-properties style:column-width="3.397cm"/>
    </style:style>
    <style:style style:name="Tabla4.B" style:family="table-column">
      <style:table-column-properties style:column-width="3.401cm"/>
    </style:style>
    <style:style style:name="Tabla4.C" style:family="table-column">
      <style:table-column-properties style:column-width="3.399cm"/>
    </style:style>
    <style:style style:name="Tabla4.D" style:family="table-column">
      <style:table-column-properties style:column-width="3.792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center"/>
    </style:style>
    <style:style style:name="Tabla6.A" style:family="table-column">
      <style:table-column-properties style:column-width="5.666cm"/>
    </style:style>
    <style:style style:name="Tabla6.B" style:family="table-column">
      <style:table-column-properties style:column-width="5.667cm"/>
    </style:style>
    <style:style style:name="Tabla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6.C1" style:family="table-cell">
      <style:table-cell-properties fo:padding="0.049cm" fo:border="0.05pt solid #000000" style:writing-mode="page"/>
    </style:style>
    <style:style style:name="Tabla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6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7" style:family="table">
      <style:table-properties style:width="17.013cm" fo:margin-left="0cm" fo:margin-right="-0.012cm" table:align="margins"/>
    </style:style>
    <style:style style:name="Tabla7.A" style:family="table-column">
      <style:table-column-properties style:column-width="5.794cm" style:rel-column-width="22320*"/>
    </style:style>
    <style:style style:name="Tabla7.B" style:family="table-column">
      <style:table-column-properties style:column-width="11.218cm" style:rel-column-width="43215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weight="bold" officeooo:rsid="0022d58e" officeooo:paragraph-rsid="0022d58e" style:font-weight-asian="bold" style:font-weight-complex="bold"/>
    </style:style>
    <style:style style:name="P2" style:family="paragraph" style:parent-style-name="Standard">
      <style:text-properties officeooo:rsid="0008e686" officeooo:paragraph-rsid="0012d936"/>
    </style:style>
    <style:style style:name="P3" style:family="paragraph" style:parent-style-name="Standard">
      <style:text-properties officeooo:rsid="0008e686" officeooo:paragraph-rsid="001df78e"/>
    </style:style>
    <style:style style:name="P4" style:family="paragraph" style:parent-style-name="Standard">
      <style:text-properties style:font-name="Liberation Serif" fo:font-size="14pt" fo:font-weight="normal" officeooo:rsid="001ebcd7" officeooo:paragraph-rsid="002a60c8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1pt" fo:font-weight="bold" officeooo:rsid="001ac95a" officeooo:paragraph-rsid="001ac95a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1pt" fo:font-weight="bold" officeooo:rsid="001ac95a" officeooo:paragraph-rsid="001df78e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1pt" fo:font-weight="bold" officeooo:rsid="001477a1" officeooo:paragraph-rsid="001477a1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1pt" fo:font-weight="bold" officeooo:rsid="0008e686" officeooo:paragraph-rsid="001477a1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Liberation Serif" fo:font-size="11pt" fo:font-weight="normal" officeooo:rsid="001ac95a" officeooo:paragraph-rsid="001ac95a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Liberation Serif" fo:font-size="11pt" fo:font-weight="normal" officeooo:rsid="0008e686" officeooo:paragraph-rsid="001477a1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1df78e" officeooo:paragraph-rsid="001df78e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Liberation Serif" fo:font-size="11pt" fo:font-weight="normal" officeooo:rsid="001ebcd7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1ebcd7" officeooo:paragraph-rsid="001ebcd7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Liberation Serif" fo:font-size="11pt" fo:font-weight="normal" officeooo:rsid="001ebcd7" officeooo:paragraph-rsid="002a85f6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Liberation Serif" fo:font-size="11pt" fo:language="es" fo:country="ES" fo:font-weight="normal" officeooo:rsid="002b008f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Liberation Serif" officeooo:rsid="0008e686" officeooo:paragraph-rsid="0012d936"/>
    </style:style>
    <style:style style:name="P17" style:family="paragraph" style:parent-style-name="Standard">
      <style:text-properties style:font-name="Liberation Serif" fo:font-size="12pt" style:text-underline-style="none" fo:font-weight="normal" officeooo:rsid="0008e686" officeooo:paragraph-rsid="003a49f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8pt" style:text-underline-style="none" fo:font-weight="bold" officeooo:rsid="0008e686" officeooo:paragraph-rsid="0012d936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8pt" style:text-underline-style="none" fo:font-weight="bold" officeooo:rsid="0022d58e" officeooo:paragraph-rsid="0022d58e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08e686" officeooo:paragraph-rsid="0012d936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22d58e" officeooo:paragraph-rsid="00246130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22d58e" officeooo:paragraph-rsid="0012d936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28pt" style:text-underline-style="none" fo:font-weight="bold" officeooo:rsid="0022d58e" officeooo:paragraph-rsid="0022d58e" style:font-size-asian="28pt" style:font-weight-asian="bold" style:font-size-complex="28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28pt" style:text-underline-style="none" fo:font-weight="bold" officeooo:rsid="0027c231" officeooo:paragraph-rsid="0027c231" style:font-size-asian="28pt" style:font-weight-asian="bold" style:font-size-complex="28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22d58e" officeooo:paragraph-rsid="0022d58e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style:text-underline-style="none" fo:font-weight="normal" officeooo:rsid="0022d58e" officeooo:paragraph-rsid="0012d936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style:text-underline-style="none" fo:font-weight="normal" officeooo:rsid="0022d58e" officeooo:paragraph-rsid="003f0f30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2d58e" officeooo:paragraph-rsid="0012d936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style:text-underline-style="none" fo:font-weight="normal" officeooo:rsid="0008e686" officeooo:paragraph-rsid="003a49f7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4pt" officeooo:rsid="0022d58e" officeooo:paragraph-rsid="00246130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fo:font-size="12pt" style:text-underline-style="none" fo:font-weight="bold" officeooo:rsid="0027c231" officeooo:paragraph-rsid="0027c231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text-line-through-style="none" style:text-line-through-type="none" fo:font-size="16pt" style:text-underline-style="solid" style:text-underline-width="auto" style:text-underline-color="font-color" fo:font-weight="bold" officeooo:rsid="0022d58e" officeooo:paragraph-rsid="0022d58e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" fo:font-size="11pt" style:text-underline-style="none" fo:font-weight="bold" officeooo:rsid="001ebcd7" officeooo:paragraph-rsid="003a49f7" style:font-size-asian="11pt" style:font-weight-asian="bold" style:font-size-complex="11pt" style:font-weight-complex="bold"/>
    </style:style>
    <style:style style:name="P34" style:family="paragraph" style:parent-style-name="Standard">
      <style:text-properties style:text-line-through-style="none" style:text-line-through-type="none" style:font-name="Liberation Serif" fo:font-size="11pt" style:text-underline-style="none" fo:font-weight="normal" officeooo:rsid="003a49f7" officeooo:paragraph-rsid="003a49f7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text-line-through-style="none" style:text-line-through-type="none" style:font-name="Liberation Serif" fo:font-size="16pt" style:text-underline-style="solid" style:text-underline-width="auto" style:text-underline-color="font-color" fo:font-weight="bold" officeooo:rsid="003a49f7" officeooo:paragraph-rsid="003a49f7" style:font-size-asian="16pt" style:font-weight-asian="bold" style:font-size-complex="16pt" style:font-weight-complex="bold"/>
    </style:style>
    <style:style style:name="P36" style:family="paragraph" style:parent-style-name="Standard">
      <style:text-properties style:text-line-through-style="none" style:text-line-through-type="none" style:font-name="Liberation Serif" fo:font-size="14pt" style:text-underline-style="none" fo:font-weight="normal" officeooo:rsid="003af2f3" officeooo:paragraph-rsid="003af2f3" style:font-size-asian="14pt" style:font-weight-asian="normal" style:font-size-complex="14pt" style:font-weight-complex="normal"/>
    </style:style>
    <style:style style:name="P37" style:family="paragraph" style:parent-style-name="Standard">
      <style:text-properties style:text-line-through-style="none" style:text-line-through-type="none" style:font-name="sans-serif" fo:font-size="14pt" style:text-underline-style="none" fo:font-weight="normal" officeooo:rsid="0022d58e" officeooo:paragraph-rsid="003a49f7" style:font-size-asian="14pt" style:font-weight-asian="normal" style:font-size-complex="14pt" style:font-weight-complex="normal"/>
    </style:style>
    <style:style style:name="P38" style:family="paragraph" style:parent-style-name="Standard">
      <style:text-properties officeooo:paragraph-rsid="003decb6"/>
    </style:style>
    <style:style style:name="P39" style:family="paragraph" style:parent-style-name="Standard">
      <style:paragraph-properties fo:text-align="center" style:justify-single-word="false"/>
      <style:text-properties fo:font-size="11pt" style:text-underline-style="none" fo:font-weight="bold" officeooo:rsid="0040b87f" officeooo:paragraph-rsid="0040b87f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1pt" style:text-underline-style="none" fo:font-weight="bold" officeooo:rsid="0040f230" officeooo:paragraph-rsid="0040f230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1pt" style:text-underline-style="none" fo:font-weight="bold" officeooo:rsid="0022d58e" officeooo:paragraph-rsid="0040b87f" style:font-size-asian="11pt" style:font-weight-asian="bold" style:font-size-complex="11pt" style:font-weight-complex="bold"/>
    </style:style>
    <style:style style:name="P42" style:family="paragraph" style:parent-style-name="Preformatted_20_Text">
      <style:text-properties style:font-name="Liberation Serif" fo:font-size="14pt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1477a1" officeooo:paragraph-rsid="001477a1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1477a1" officeooo:paragraph-rsid="001df78e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1965dc" officeooo:paragraph-rsid="001965dc" style:font-size-asian="11pt" style:font-weight-asian="bold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1965dc" officeooo:paragraph-rsid="001df78e" style:font-size-asian="11pt" style:font-weight-asian="bold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1965dc" officeooo:paragraph-rsid="002a60c8" style:font-size-asian="11pt" style:font-weight-asian="bold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1df78e" officeooo:paragraph-rsid="001df78e" style:font-size-asian="11pt" style:font-weight-asian="bold" style:font-size-complex="11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1ebcd7" officeooo:paragraph-rsid="001ebcd7" style:font-size-asian="11pt" style:font-weight-asian="bold" style:font-size-complex="11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1ebcd7" officeooo:paragraph-rsid="0029fcbc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1ebcd7" officeooo:paragraph-rsid="002a60c8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361dcc" officeooo:paragraph-rsid="00361dcc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35b19b" officeooo:paragraph-rsid="0035b19b" style:font-size-asian="11pt" style:font-weight-asian="bold" style:font-size-complex="11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2a60c8" officeooo:paragraph-rsid="002a60c8" style:font-size-asian="11pt" style:font-weight-asian="bold" style:font-size-complex="11pt" style:font-weight-complex="bold"/>
    </style:style>
    <style:style style:name="P55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56" style:family="paragraph" style:parent-style-name="Table_20_Contents">
      <style:paragraph-properties fo:text-align="justify" style:justify-single-word="false"/>
      <style:text-properties style:font-name="Liberation Serif" fo:font-size="11pt" fo:font-weight="normal" officeooo:rsid="001df78e" officeooo:paragraph-rsid="001df78e" style:font-size-asian="11pt" style:font-weight-asian="normal" style:font-size-complex="11pt" style:font-weight-complex="normal"/>
    </style:style>
    <style:style style:name="P57" style:family="paragraph" style:parent-style-name="Table_20_Contents">
      <style:text-properties style:font-name="Liberation Serif" fo:font-size="11pt" fo:font-weight="normal" officeooo:rsid="001ebcd7" style:font-size-asian="11pt" style:font-weight-asian="normal" style:font-size-complex="11pt" style:font-weight-complex="normal"/>
    </style:style>
    <style:style style:name="P58" style:family="paragraph" style:parent-style-name="Table_20_Contents">
      <style:paragraph-properties fo:text-align="justify" style:justify-single-word="false"/>
      <style:text-properties style:font-name="Liberation Serif" fo:font-size="11pt" fo:font-weight="normal" officeooo:rsid="001ebcd7" officeooo:paragraph-rsid="001ebcd7" style:font-size-asian="11pt" style:font-weight-asian="normal" style:font-size-complex="11pt" style:font-weight-complex="normal"/>
    </style:style>
    <style:style style:name="P59" style:family="paragraph" style:parent-style-name="Table_20_Contents">
      <style:text-properties style:font-name="Liberation Serif" fo:font-size="11pt" fo:font-weight="normal" officeooo:rsid="002b008f" officeooo:paragraph-rsid="00361dcc" style:font-size-asian="11pt" style:font-weight-asian="normal" style:font-size-complex="11pt" style:font-weight-complex="normal"/>
    </style:style>
    <style:style style:name="P60" style:family="paragraph" style:parent-style-name="Table_20_Contents">
      <style:text-properties style:font-name="Liberation Serif" fo:font-size="11pt" fo:font-weight="normal" officeooo:rsid="002b008f" officeooo:paragraph-rsid="002b008f" style:font-size-asian="11pt" style:font-weight-asian="normal" style:font-size-complex="11pt" style:font-weight-complex="normal"/>
    </style:style>
    <style:style style:name="P61" style:family="paragraph" style:parent-style-name="Table_20_Contents">
      <style:text-properties style:font-name="Liberation Serif" fo:font-size="11pt" fo:font-weight="normal" officeooo:rsid="002ce8a2" style:font-size-asian="11pt" style:font-weight-asian="normal" style:font-size-complex="11pt" style:font-weight-complex="normal"/>
    </style:style>
    <style:style style:name="P62" style:family="paragraph" style:parent-style-name="Table_20_Contents">
      <style:text-properties style:font-name="Liberation Serif" fo:font-size="11pt" fo:font-weight="normal" officeooo:rsid="002ce8a2" officeooo:paragraph-rsid="002ce8a2" style:font-size-asian="11pt" style:font-weight-asian="normal" style:font-size-complex="11pt" style:font-weight-complex="normal"/>
    </style:style>
    <style:style style:name="P63" style:family="paragraph" style:parent-style-name="Table_20_Contents">
      <style:text-properties style:font-name="Liberation Serif" fo:font-size="11pt" fo:font-weight="normal" officeooo:rsid="002ce8a2" officeooo:paragraph-rsid="002e8941" style:font-size-asian="11pt" style:font-weight-asian="normal" style:font-size-complex="11pt" style:font-weight-complex="normal"/>
    </style:style>
    <style:style style:name="P64" style:family="paragraph" style:parent-style-name="Table_20_Contents">
      <style:text-properties style:font-name="Liberation Serif" fo:font-size="11pt" fo:font-weight="normal" officeooo:paragraph-rsid="002ce8a2" style:font-size-asian="11pt" style:font-weight-asian="normal" style:font-size-complex="11pt" style:font-weight-complex="normal"/>
    </style:style>
    <style:style style:name="P65" style:family="paragraph" style:parent-style-name="Table_20_Contents">
      <style:text-properties style:font-name="Liberation Serif" fo:font-size="11pt" fo:font-weight="normal" officeooo:rsid="002e8941" style:font-size-asian="11pt" style:font-weight-asian="normal" style:font-size-complex="11pt" style:font-weight-complex="normal"/>
    </style:style>
    <style:style style:name="P66" style:family="paragraph" style:parent-style-name="Table_20_Contents">
      <style:text-properties style:font-name="Liberation Serif" fo:font-size="11pt" fo:font-weight="normal" officeooo:rsid="002e8941" officeooo:paragraph-rsid="002e8941" style:font-size-asian="11pt" style:font-weight-asian="normal" style:font-size-complex="11pt" style:font-weight-complex="normal"/>
    </style:style>
    <style:style style:name="P67" style:family="paragraph" style:parent-style-name="Table_20_Contents">
      <style:text-properties style:font-name="Liberation Serif" fo:font-size="11pt" fo:font-weight="normal" officeooo:rsid="003a49f7" style:font-size-asian="11pt" style:font-weight-asian="normal" style:font-size-complex="11pt" style:font-weight-complex="normal"/>
    </style:style>
    <style:style style:name="P68" style:family="paragraph" style:parent-style-name="Table_20_Contents">
      <style:text-properties style:font-name="Liberation Serif" fo:font-size="11pt" fo:font-weight="normal" officeooo:rsid="003a49f7" officeooo:paragraph-rsid="003a49f7" style:font-size-asian="11pt" style:font-weight-asian="normal" style:font-size-complex="11pt" style:font-weight-complex="normal"/>
    </style:style>
    <style:style style:name="P69" style:family="paragraph" style:parent-style-name="Table_20_Contents">
      <style:text-properties style:font-name="Liberation Serif" fo:font-size="11pt" fo:font-weight="normal" officeooo:rsid="003a49f7" officeooo:paragraph-rsid="003a5d60" style:font-size-asian="11pt" style:font-weight-asian="normal" style:font-size-complex="11pt" style:font-weight-complex="normal"/>
    </style:style>
    <style:style style:name="P70" style:family="paragraph" style:parent-style-name="Table_20_Contents">
      <style:text-properties style:font-name="Liberation Serif" fo:font-size="11pt" fo:font-weight="normal" officeooo:rsid="003a5d60" officeooo:paragraph-rsid="003a5d60" style:font-size-asian="11pt" style:font-weight-asian="normal" style:font-size-complex="11pt" style:font-weight-complex="normal"/>
    </style:style>
    <style:style style:name="P71" style:family="paragraph" style:parent-style-name="Table_20_Contents">
      <style:text-properties style:font-name="Liberation Serif" fo:font-size="11pt" style:font-size-asian="11pt" style:font-size-complex="11pt"/>
    </style:style>
    <style:style style:name="P72" style:family="paragraph" style:parent-style-name="Table_20_Contents">
      <style:text-properties style:font-name="Liberation Serif" fo:font-size="11pt" officeooo:rsid="0017a77a" officeooo:paragraph-rsid="0017a77a" style:font-size-asian="11pt" style:font-size-complex="11pt"/>
    </style:style>
    <style:style style:name="P73" style:family="paragraph" style:parent-style-name="Table_20_Contents">
      <style:text-properties style:font-name="Liberation Serif" fo:font-size="11pt" officeooo:rsid="001965dc" officeooo:paragraph-rsid="001965dc" style:font-size-asian="11pt" style:font-size-complex="11pt"/>
    </style:style>
    <style:style style:name="P74" style:family="paragraph" style:parent-style-name="Table_20_Contents">
      <style:text-properties style:font-name="Liberation Serif" fo:font-size="11pt" officeooo:rsid="001c8711" officeooo:paragraph-rsid="001c8711" style:font-size-asian="11pt" style:font-size-complex="11pt"/>
    </style:style>
    <style:style style:name="P75" style:family="paragraph" style:parent-style-name="Table_20_Contents">
      <style:text-properties style:font-name="Liberation Serif" fo:font-size="11pt" officeooo:rsid="001ac95a" officeooo:paragraph-rsid="001ac95a" style:font-size-asian="11pt" style:font-size-complex="11pt"/>
    </style:style>
    <style:style style:name="P76" style:family="paragraph" style:parent-style-name="Table_20_Contents">
      <style:paragraph-properties fo:text-align="center" style:justify-single-word="false"/>
      <style:text-properties style:font-name="Liberation Serif" fo:font-size="11pt" officeooo:rsid="001477a1" officeooo:paragraph-rsid="001df78e" style:font-size-asian="11pt" style:font-size-complex="11pt"/>
    </style:style>
    <style:style style:name="P77" style:family="paragraph" style:parent-style-name="Table_20_Contents">
      <style:paragraph-properties fo:text-align="justify" style:justify-single-word="false"/>
      <style:text-properties style:font-name="Liberation Serif" fo:font-size="11pt" officeooo:rsid="001df78e" officeooo:paragraph-rsid="001df78e" style:font-size-asian="11pt" style:font-size-complex="11pt"/>
    </style:style>
    <style:style style:name="P78" style:family="paragraph" style:parent-style-name="Table_20_Contents">
      <style:paragraph-properties fo:text-align="justify" style:justify-single-word="false"/>
      <style:text-properties style:font-name="Liberation Serif" fo:font-size="11pt" officeooo:rsid="001ebcd7" officeooo:paragraph-rsid="001ebcd7" style:font-size-asian="11pt" style:font-size-complex="11pt"/>
    </style:style>
    <style:style style:name="P79" style:family="paragraph" style:parent-style-name="Table_20_Contents">
      <style:text-properties style:font-name="Liberation Serif" fo:font-size="11pt" fo:language="es" fo:country="ES" fo:font-weight="normal" officeooo:rsid="002b008f" officeooo:paragraph-rsid="00361dcc" style:font-size-asian="11pt" style:font-weight-asian="normal" style:font-size-complex="11pt" style:font-weight-complex="normal"/>
    </style:style>
    <style:style style:name="P80" style:family="paragraph" style:parent-style-name="Table_20_Contents">
      <style:text-properties style:font-name="Liberation Serif" fo:font-size="11pt" fo:language="es" fo:country="ES" fo:font-weight="normal" officeooo:rsid="002b008f" officeooo:paragraph-rsid="002b008f" style:font-size-asian="11pt" style:font-weight-asian="normal" style:font-size-complex="11pt" style:font-weight-complex="normal"/>
    </style:style>
    <style:style style:name="P81" style:family="paragraph" style:parent-style-name="Table_20_Contents">
      <style:text-properties style:font-name="Liberation Serif" fo:font-size="11pt" fo:language="es" fo:country="ES" fo:font-weight="normal" officeooo:rsid="001ebcd7" style:font-size-asian="11pt" style:font-weight-asian="normal" style:font-size-complex="11pt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83" style:family="paragraph" style:parent-style-name="Table_20_Contents">
      <style:text-properties fo:font-size="11pt" style:font-size-asian="11pt" style:font-size-complex="11pt"/>
    </style:style>
    <style:style style:name="P84" style:family="paragraph" style:parent-style-name="Table_20_Contents">
      <style:text-properties fo:font-size="11pt" officeooo:rsid="00361dcc" officeooo:paragraph-rsid="00361dcc" style:font-size-asian="11pt" style:font-size-complex="11pt"/>
    </style:style>
    <style:style style:name="P85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86" style:family="paragraph" style:parent-style-name="Table_20_Contents">
      <style:text-properties fo:font-size="11pt" officeooo:rsid="0040b87f" officeooo:paragraph-rsid="0040b87f" style:font-size-asian="11pt" style:font-size-complex="11pt"/>
    </style:style>
    <style:style style:name="P87" style:family="paragraph" style:parent-style-name="Table_20_Contents">
      <style:text-properties fo:font-size="11pt" officeooo:paragraph-rsid="00432af4" style:font-size-asian="11pt" style:font-size-complex="11pt"/>
    </style:style>
    <style:style style:name="P88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9" style:family="paragraph" style:parent-style-name="Table_20_Contents">
      <style:text-properties officeooo:paragraph-rsid="003a5d60"/>
    </style:style>
    <style:style style:name="P90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Liberation Serif" fo:font-size="11pt" style:text-underline-style="none" fo:font-weight="bold" officeooo:rsid="001ebcd7" style:font-size-asian="11pt" style:font-weight-asian="bold" style:font-size-complex="11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Liberation Serif" fo:font-size="11pt" style:text-underline-style="none" fo:font-weight="bold" officeooo:rsid="001ebcd7" officeooo:paragraph-rsid="003a49f7" style:font-size-asian="11pt" style:font-weight-asian="bold" style:font-size-complex="11pt" style:font-weight-complex="bold"/>
    </style:style>
    <style:style style:name="P92" style:family="paragraph" style:parent-style-name="Table_20_Contents">
      <style:text-properties fo:font-variant="normal" fo:text-transform="none" fo:color="#151515" loext:opacity="100%" style:font-name="RedHatText" fo:font-size="11pt" fo:letter-spacing="normal" fo:font-style="normal" fo:font-weight="normal" officeooo:rsid="0040f230" officeooo:paragraph-rsid="0040f230" style:font-size-asian="11pt" style:font-size-complex="11pt"/>
    </style:style>
    <style:style style:name="P93" style:family="paragraph" style:parent-style-name="Text_20_body">
      <style:paragraph-properties fo:text-align="start" style:justify-single-word="false"/>
      <style:text-properties style:font-name="Liberation Serif" fo:font-size="11pt" fo:font-weight="normal" officeooo:rsid="002ce8a2" officeooo:paragraph-rsid="00361dcc" style:font-size-asian="11pt" style:font-weight-asian="normal" style:font-size-complex="11pt" style:font-weight-complex="normal"/>
    </style:style>
    <style:style style:name="P94" style:family="paragraph" style:parent-style-name="Text_20_body">
      <style:text-properties style:font-name="Liberation Serif" fo:font-size="11pt" fo:font-weight="normal" officeooo:rsid="002e8941" style:font-size-asian="11pt" style:font-weight-asian="normal" style:font-size-complex="11pt" style:font-weight-complex="normal"/>
    </style:style>
    <style:style style:name="P95" style:family="paragraph" style:parent-style-name="Text_20_body">
      <style:text-properties style:font-name="Liberation Serif" fo:font-size="11pt" fo:language="es" fo:country="ES" fo:font-weight="normal" officeooo:rsid="002b008f" officeooo:paragraph-rsid="00361dcc" style:font-size-asian="11pt" style:font-weight-asian="normal" style:font-size-complex="11pt" style:font-weight-complex="normal"/>
    </style:style>
    <style:style style:name="P96" style:family="paragraph" style:parent-style-name="Text_20_body">
      <style:text-properties fo:font-size="11pt" style:font-size-asian="11pt" style:font-size-complex="11pt"/>
    </style:style>
    <style:style style:name="P97" style:family="paragraph" style:parent-style-name="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8" style:family="paragraph" style:parent-style-name="Footer">
      <style:paragraph-properties fo:text-align="start" style:justify-single-word="false"/>
      <style:text-properties fo:color="#000000" loext:opacity="100%"/>
    </style:style>
    <style:style style:name="P99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246130" officeooo:paragraph-rsid="00246130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3f0f30" officeooo:paragraph-rsid="003f0f30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text-align="justify" style:justify-single-word="false"/>
      <style:text-properties style:text-line-through-style="none" style:text-line-through-type="none" style:font-name="Liberation Serif" fo:font-size="14pt" style:text-underline-style="none" fo:font-weight="bold" officeooo:rsid="003f0f30" officeooo:paragraph-rsid="003f0f30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" fo:font-size="14pt" style:text-underline-style="none" fo:font-weight="bold" officeooo:rsid="003decb6" officeooo:paragraph-rsid="004641fd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" fo:font-size="14pt" style:text-underline-style="none" fo:font-weight="bold" officeooo:rsid="004641fd" officeooo:paragraph-rsid="004641fd" style:font-size-asian="14pt" style:font-weight-asian="bold" style:font-size-complex="14pt" style:font-weight-complex="bold"/>
    </style:style>
    <style:style style:name="P104" style:family="paragraph" style:parent-style-name="Standard">
      <style:paragraph-properties fo:text-align="justify" style:justify-single-word="false"/>
      <style:text-properties style:text-line-through-style="none" style:text-line-through-type="none" style:font-name="Liberation Serif" fo:font-size="16pt" style:text-underline-style="solid" style:text-underline-width="auto" style:text-underline-color="font-color" fo:font-weight="bold" officeooo:rsid="003decb6" officeooo:paragraph-rsid="003f0f30" style:font-size-asian="16pt" style:font-weight-asian="bold" style:font-size-complex="16pt" style:font-weight-complex="bold"/>
    </style:style>
    <style:style style:name="P105" style:family="paragraph" style:parent-style-name="Standard">
      <style:paragraph-properties fo:text-align="justify" style:justify-single-word="false"/>
      <style:text-properties style:text-line-through-style="none" style:text-line-through-type="none" style:font-name="Liberation Serif" fo:font-size="16pt" style:text-underline-style="solid" style:text-underline-width="auto" style:text-underline-color="font-color" fo:font-weight="bold" officeooo:rsid="003decb6" officeooo:paragraph-rsid="004641fd" style:font-size-asian="16pt" style:font-weight-asian="bold" style:font-size-complex="16pt" style:font-weight-complex="bold"/>
    </style:style>
    <style:style style:name="P106" style:family="paragraph" style:parent-style-name="Table_20_Contents">
      <style:paragraph-properties fo:text-align="justify" style:justify-single-word="false"/>
      <style:text-properties style:font-name="Liberation Serif" fo:font-size="16pt" style:font-size-asian="16pt" style:font-size-complex="16pt"/>
    </style:style>
    <style:style style:name="P107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paragraph-rsid="004641fd" style:font-size-asian="11pt" style:font-weight-asian="bold" style:font-size-complex="11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font-size="11pt" fo:font-weight="bold" officeooo:paragraph-rsid="004641fd" style:font-size-asian="11pt" style:font-weight-asian="bold" style:font-size-complex="11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fo:font-size="11pt" officeooo:paragraph-rsid="004641fd" style:font-size-asian="11pt" style:font-size-complex="11pt"/>
    </style:style>
    <style:style style:name="P110" style:family="paragraph" style:parent-style-name="Table_20_Contents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style:font-name="sans-serif"/>
    </style:style>
    <style:style style:name="T2" style:family="text">
      <style:text-properties style:font-name="sans-serif" fo:font-weight="bold" style:font-weight-asian="bold" style:font-weight-complex="bold"/>
    </style:style>
    <style:style style:name="T3" style:family="text">
      <style:text-properties officeooo:rsid="00161607"/>
    </style:style>
    <style:style style:name="T4" style:family="text">
      <style:text-properties officeooo:rsid="0017a77a"/>
    </style:style>
    <style:style style:name="T5" style:family="text">
      <style:text-properties officeooo:rsid="001c8711"/>
    </style:style>
    <style:style style:name="T6" style:family="text">
      <style:text-properties officeooo:rsid="001ebcd7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fo:font-weight="bold" officeooo:rsid="00246130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246130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f0f30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27c231"/>
    </style:style>
    <style:style style:name="T15" style:family="text">
      <style:text-properties style:text-line-through-style="none" style:text-line-through-type="none" fo:font-size="16pt" style:text-underline-style="solid" style:text-underline-width="auto" style:text-underline-color="font-color" fo:font-weight="bold" officeooo:rsid="0022d58e" style:font-size-asian="16pt" style:font-weight-asian="bold" style:font-size-complex="16pt" style:font-weight-complex="bold"/>
    </style:style>
    <style:style style:name="T16" style:family="text">
      <style:text-properties style:text-line-through-style="none" style:text-line-through-type="none" fo:font-size="16pt" style:text-underline-style="solid" style:text-underline-width="auto" style:text-underline-color="font-color" fo:font-weight="bold" officeooo:rsid="00289b50" style:font-size-asian="16pt" style:font-weight-asian="bold" style:font-size-complex="16pt" style:font-weight-complex="bold"/>
    </style:style>
    <style:style style:name="T17" style:family="text">
      <style:text-properties style:text-line-through-style="none" style:text-line-through-type="none" style:font-name="sans-serif" fo:font-size="14pt" officeooo:rsid="0022d58e" style:font-size-asian="14pt" style:font-size-complex="14pt"/>
    </style:style>
    <style:style style:name="T18" style:family="text">
      <style:text-properties style:text-line-through-style="none" style:text-line-through-type="none" style:font-name="sans-serif" fo:font-size="14pt" officeooo:rsid="004641fd" style:font-size-asian="14pt" style:font-size-complex="14pt"/>
    </style:style>
    <style:style style:name="T19" style:family="text">
      <style:text-properties style:text-line-through-style="none" style:text-line-through-type="none" style:font-name="sans-serif" fo:font-size="14pt" fo:font-weight="bold" officeooo:rsid="0022d58e" style:font-size-asian="14pt" style:font-weight-asian="bold" style:font-size-complex="14pt" style:font-weight-complex="bold"/>
    </style:style>
    <style:style style:name="T20" style:family="text">
      <style:text-properties style:text-line-through-style="none" style:text-line-through-type="none" style:font-name="sans-serif" fo:font-size="14pt" fo:font-weight="bold" officeooo:rsid="003a49f7" style:font-size-asian="14pt" style:font-weight-asian="bold" style:font-size-complex="14pt" style:font-weight-complex="bold"/>
    </style:style>
    <style:style style:name="T21" style:family="text">
      <style:text-properties style:text-line-through-style="none" style:text-line-through-type="none" style:font-name="sans-serif" fo:font-size="14pt" fo:font-weight="bold" officeooo:rsid="004641fd" style:font-size-asian="14pt" style:font-weight-asian="bold" style:font-size-complex="14pt" style:font-weight-complex="bold"/>
    </style:style>
    <style:style style:name="T22" style:family="text">
      <style:text-properties style:text-line-through-style="none" style:text-line-through-type="none" fo:font-size="14pt" officeooo:rsid="003a49f7" style:font-size-asian="14pt" style:font-size-complex="14pt"/>
    </style:style>
    <style:style style:name="T23" style:family="text">
      <style:text-properties style:text-line-through-style="none" style:text-line-through-type="none" style:font-name="Liberation Serif"/>
    </style:style>
    <style:style style:name="T24" style:family="text">
      <style:text-properties style:text-line-through-style="none" style:text-line-through-type="none" style:font-name="Liberation Serif" fo:font-size="16pt" style:text-underline-style="solid" style:text-underline-width="auto" style:text-underline-color="font-color" fo:font-weight="bold" officeooo:rsid="00289b50" style:font-size-asian="16pt" style:font-weight-asian="bold" style:font-size-complex="16pt" style:font-weight-complex="bold"/>
    </style:style>
    <style:style style:name="T25" style:family="text">
      <style:text-properties style:text-line-through-style="none" style:text-line-through-type="none" style:font-name="Liberation Serif" fo:font-size="16pt" style:text-underline-style="solid" style:text-underline-width="auto" style:text-underline-color="font-color" fo:font-weight="bold" officeooo:rsid="0022d58e" style:font-size-asian="16pt" style:font-weight-asian="bold" style:font-size-complex="16pt" style:font-weight-complex="bold"/>
    </style:style>
    <style:style style:name="T26" style:family="text">
      <style:text-properties style:text-line-through-style="none" style:text-line-through-type="none" style:font-name="Liberation Serif" fo:font-size="16pt" style:text-underline-style="solid" style:text-underline-width="auto" style:text-underline-color="font-color" fo:font-weight="bold" officeooo:rsid="003a49f7" style:font-size-asian="16pt" style:font-weight-asian="bold" style:font-size-complex="16pt" style:font-weight-complex="bold"/>
    </style:style>
    <style:style style:name="T27" style:family="text">
      <style:text-properties style:text-line-through-style="none" style:text-line-through-type="none" style:font-name="Liberation Serif" fo:font-weight="normal" style:font-weight-asian="normal" style:font-weight-complex="normal"/>
    </style:style>
    <style:style style:name="T28" style:family="text">
      <style:text-properties style:text-line-through-style="none" style:text-line-through-type="none" style:font-name="Liberation Serif" fo:font-weight="normal" officeooo:rsid="0043553f" style:font-weight-asian="normal" style:font-weight-complex="normal"/>
    </style:style>
    <style:style style:name="T29" style:family="text">
      <style:text-properties officeooo:rsid="002a60c8"/>
    </style:style>
    <style:style style:name="T30" style:family="text">
      <style:text-properties style:font-name="Liberation Serif" fo:font-size="11pt" fo:font-weight="normal" officeooo:rsid="003a49f7" style:font-size-asian="11pt" style:font-weight-asian="normal" style:font-size-complex="11pt" style:font-weight-complex="normal"/>
    </style:style>
    <style:style style:name="T31" style:family="text">
      <style:text-properties style:font-name="Liberation Serif" fo:font-weight="normal" style:font-weight-asian="normal" style:font-weight-complex="normal"/>
    </style:style>
    <style:style style:name="T32" style:family="text">
      <style:text-properties style:font-name="Liberation Serif" fo:font-weight="normal" officeooo:rsid="0035b19b" style:font-weight-asian="normal" style:font-weight-complex="normal"/>
    </style:style>
    <style:style style:name="T33" style:family="text">
      <style:text-properties style:font-name="Liberation Serif" fo:font-weight="normal" officeooo:rsid="00302699" style:font-weight-asian="normal" style:font-weight-complex="normal"/>
    </style:style>
    <style:style style:name="T34" style:family="text">
      <style:text-properties style:font-name="Liberation Serif" fo:font-weight="normal" officeooo:rsid="001ebcd7" style:font-weight-asian="normal" style:font-weight-complex="normal"/>
    </style:style>
    <style:style style:name="T35" style:family="text">
      <style:text-properties style:font-name="Liberation Serif" fo:font-weight="normal" officeooo:rsid="002a85f6" style:font-weight-asian="normal" style:font-weight-complex="normal"/>
    </style:style>
    <style:style style:name="T36" style:family="text">
      <style:text-properties fo:font-size="11pt" style:font-size-asian="11pt" style:font-size-complex="11pt"/>
    </style:style>
    <style:style style:name="T37" style:family="text">
      <style:text-properties fo:font-size="11pt" officeooo:rsid="002a60c8" style:font-size-asian="11pt" style:font-size-complex="11pt"/>
    </style:style>
    <style:style style:name="T38" style:family="text">
      <style:text-properties fo:font-size="11pt" officeooo:rsid="0034ad36" style:font-size-asian="11pt" style:font-size-complex="11pt"/>
    </style:style>
    <style:style style:name="T39" style:family="text">
      <style:text-properties fo:font-size="11pt" fo:font-weight="normal" style:font-size-asian="11pt" style:font-weight-asian="normal" style:font-size-complex="11pt" style:font-weight-complex="normal"/>
    </style:style>
    <style:style style:name="T40" style:family="text">
      <style:text-properties officeooo:rsid="002a85f6"/>
    </style:style>
    <style:style style:name="T41" style:family="text">
      <style:text-properties officeooo:rsid="002b008f"/>
    </style:style>
    <style:style style:name="T42" style:family="text">
      <style:text-properties officeooo:rsid="002ce8a2"/>
    </style:style>
    <style:style style:name="T43" style:family="text">
      <style:text-properties officeooo:rsid="002e8941"/>
    </style:style>
    <style:style style:name="T44" style:family="text">
      <style:text-properties fo:language="es" fo:country="ES"/>
    </style:style>
    <style:style style:name="T45" style:family="text">
      <style:text-properties fo:language="es" fo:country="ES" officeooo:rsid="002e8941"/>
    </style:style>
    <style:style style:name="T46" style:family="text">
      <style:text-properties fo:language="es" fo:country="ES" officeooo:rsid="00361dcc"/>
    </style:style>
    <style:style style:name="T47" style:family="text">
      <style:text-properties fo:language="es" fo:country="ES" officeooo:rsid="003a5d60"/>
    </style:style>
    <style:style style:name="T48" style:family="text">
      <style:text-properties officeooo:rsid="00302699"/>
    </style:style>
    <style:style style:name="T49" style:family="text">
      <style:text-properties officeooo:rsid="00378796"/>
    </style:style>
    <style:style style:name="T50" style:family="text">
      <style:text-properties officeooo:rsid="003a5d60"/>
    </style:style>
    <style:style style:name="T5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52" style:family="text">
      <style:text-properties fo:font-size="16pt" style:text-underline-style="solid" style:text-underline-width="auto" style:text-underline-color="font-color" fo:font-weight="bold" officeooo:rsid="003decb6" style:font-size-asian="16pt" style:font-weight-asian="bold" style:font-size-complex="16pt" style:font-weight-complex="bold"/>
    </style:style>
    <style:style style:name="T53" style:family="text">
      <style:text-properties fo:font-size="16pt" style:text-underline-style="solid" style:text-underline-width="auto" style:text-underline-color="font-color" fo:font-weight="bold" officeooo:rsid="003f0f30" style:font-size-asian="16pt" style:font-weight-asian="bold" style:font-size-complex="16pt" style:font-weight-complex="bold"/>
    </style:style>
    <style:style style:name="T54" style:family="text">
      <style:text-properties officeooo:rsid="003f0f30"/>
    </style:style>
    <style:style style:name="T55" style:family="text">
      <style:text-properties fo:font-variant="normal" fo:text-transform="none" fo:color="#151515" loext:opacity="100%" style:font-name="RedHatText" fo:letter-spacing="normal" fo:font-style="normal" fo:font-weight="normal"/>
    </style:style>
    <style:style style:name="T56" style:family="text">
      <style:text-properties fo:font-variant="normal" fo:text-transform="none" fo:color="#151515" loext:opacity="100%" style:font-name="RedHatText" fo:letter-spacing="normal" fo:font-style="normal" fo:font-weight="normal" officeooo:rsid="00432af4"/>
    </style:style>
    <style:style style:name="T57" style:family="text">
      <style:text-properties fo:font-variant="normal" fo:text-transform="none" fo:color="#151515" loext:opacity="100%" style:font-name="RedHatText" fo:letter-spacing="normal" fo:font-style="normal" fo:font-weight="normal" officeooo:rsid="0040b87f"/>
    </style:style>
    <style:style style:name="T58" style:family="text">
      <style:text-properties fo:font-variant="normal" fo:text-transform="none" fo:color="#151515" loext:opacity="100%" style:font-name="RedHatText" fo:letter-spacing="normal" fo:font-style="normal" fo:font-weight="normal" officeooo:rsid="00418e8f"/>
    </style:style>
    <style:style style:name="T59" style:family="text">
      <style:text-properties fo:font-variant="normal" fo:text-transform="none" fo:color="#151515" loext:opacity="100%" style:font-name="RedHatText" fo:letter-spacing="normal" fo:font-style="normal" fo:font-weight="normal" officeooo:rsid="0040f230"/>
    </style:style>
    <style:style style:name="T60" style:family="text">
      <style:text-properties fo:font-variant="normal" fo:text-transform="none" fo:color="#000000" loext:opacity="100%" style:font-name="Calibri" fo:font-size="11pt" fo:letter-spacing="normal" fo:font-style="normal" fo:font-weight="normal" style:font-size-asian="11pt" style:font-weight-asian="normal" style:font-size-complex="11pt" style:font-weight-complex="normal"/>
    </style:style>
    <style:style style:name="T61" style:family="text">
      <style:text-properties fo:font-variant="normal" fo:text-transform="none" fo:color="#000000" loext:opacity="100%" style:font-name="Calibri" fo:font-size="11pt" fo:letter-spacing="normal" fo:font-style="normal" fo:font-weight="normal" fo:background-color="#ffffff" loext:char-shading-value="0" style:font-size-asian="11pt" style:font-weight-asian="normal" style:font-size-complex="11pt" style:font-weight-complex="normal"/>
    </style:style>
    <style:style style:name="T62" style:family="text">
      <style:text-properties fo:font-variant="normal" fo:text-transform="none" fo:color="#000000" loext:opacity="100%" style:font-name="Calibri" fo:font-size="11pt" fo:letter-spacing="normal" fo:font-style="normal" fo:font-weight="bold" style:font-size-asian="11pt" style:font-weight-asian="bold" style:font-size-complex="11pt" style:font-weight-complex="bold"/>
    </style:style>
    <style:style style:name="T63" style:family="text">
      <style:text-properties officeooo:rsid="00418e8f"/>
    </style:style>
    <style:style style:name="T64" style:family="text">
      <style:text-properties fo:color="#000000" loext:opacity="100%" style:font-name="Calibri" fo:font-size="11pt" fo:font-weight="bold" style:font-size-asian="11pt" style:font-weight-asian="bold" style:font-size-complex="11pt" style:font-weight-complex="bold"/>
    </style:style>
    <style:style style:name="T65" style:family="text">
      <style:text-properties fo:color="#000000" loext:opacity="100%" style:font-name="Calibri" fo:font-size="11pt" fo:font-weight="normal" style:font-size-asian="11pt" style:font-weight-asian="normal" style:font-size-complex="11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8"/>
      <text:p text:style-name="P23">EJERCICIOS EN GRUPO</text:p>
      <text:p text:style-name="P24">UNIDAD 2: ERP</text:p>
      <text:p text:style-name="P31"/>
      <text:p text:style-name="P19">DAVID, RICARDO Y GUILLERMO</text:p>
      <text:p text:style-name="P19"/>
      <text:p text:style-name="P19"/>
      <text:p text:style-name="P19"/>
      <text:p text:style-name="P19"/>
      <text:alphabetical-index text:style-name="Sect1" text:protected="true" text:name="Índice alfabético1">
        <text:alphabetical-index-source text:sort-algorithm="alphanumeric" fo:language="es" fo:country="ES">
          <text:index-title-template text:style-name="Index_20_Heading">ÍNDICE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Índice alfabético1_Head">
            <text:p text:style-name="Index_20_Heading">ÍNDICE</text:p>
          </text:index-title>
          <text:p text:style-name="P97">Ejercicio 2.1 – Concepto de ERP<text:tab/>2</text:p>
          <text:p text:style-name="P97">Ejercicio 2.2 – Arquitectura de los ERP<text:tab/>4</text:p>
          <text:p text:style-name="P97">Ejercicio 2.3 Parte 1 – Soluciones y licenciamiento<text:tab/>6</text:p>
          <text:p text:style-name="P97">Ejercicio 2.3 Parte 2 – Soluciones y licenciamiento<text:tab/>7</text:p>
          <text:p text:style-name="P97">Ejercicio 2.6 – Inteligencia de negocios<text:tab/>7</text:p>
        </text:index-body>
      </text:alphabetical-index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2"/>
      <text:p text:style-name="P32"><text:alphabetical-index-mark-start text:id="IMark2842512059944"/>Ejercicio 2.1 – Concepto de ERP<text:alphabetical-index-mark-end text:id="IMark2842512059944"/></text:p>
      <text:p text:style-name="P20"/>
      <text:p text:style-name="P25"><text:tab/><text:span text:style-name="T13">Muchos autores han definido el concepto de ERP. Algunos de los más utilizados como fuentes bibliográficas son: Davenport (1998), Holland y Light (1999), Esteves y Pastor (2000), Kumar y Hillengersberg (2000), Shanks y Seddon (2000), Laudon y Laudon (2000), Ordon y Marlene (2004) o McGaughey y Gunasekaran (2009).</text:span></text:p>
      <text:p text:style-name="Preformatted_20_Text"/>
      <text:p text:style-name="P42"><text:span text:style-name="T11">a)</text:span> Busca las definiciones y compáralas.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43"/>
          </table:table-cell>
          <table:table-cell table:style-name="Tabla1.A1" office:value-type="string">
            <text:p text:style-name="P45">Qué es</text:p>
          </table:table-cell>
          <table:table-cell table:style-name="Tabla1.A1" office:value-type="string">
            <text:p text:style-name="P45">función</text:p>
          </table:table-cell>
          <table:table-cell table:style-name="Tabla1.A1" office:value-type="string">
            <text:p text:style-name="P45">Que gestiona</text:p>
          </table:table-cell>
          <table:table-cell table:style-name="Tabla1.E1" office:value-type="string">
            <text:p text:style-name="P5">objetivo</text:p>
          </table:table-cell>
        </table:table-row>
        <table:table-row table:style-name="Tabla1.2">
          <table:table-cell table:style-name="Tabla1.A2" office:value-type="string">
            <text:p text:style-name="P43"/>
            <text:p text:style-name="P43"><text:span text:style-name="T3">D</text:span>avenpor</text:p>
          </table:table-cell>
          <table:table-cell table:style-name="Tabla1.A2" office:value-type="string">
            <text:p text:style-name="P72">Paquete de software comercial.</text:p>
          </table:table-cell>
          <table:table-cell table:style-name="Tabla1.A2" office:value-type="string">
            <text:p text:style-name="P72">Integra la información de la compañía.</text:p>
          </table:table-cell>
          <table:table-cell table:style-name="Tabla1.A2" office:value-type="string">
            <text:p text:style-name="P73"><text:s/><text:span text:style-name="T4">Información financiera y contable, RRHH,cadena de abastecimiento y de clientes.</text:span></text:p>
          </table:table-cell>
          <table:table-cell table:style-name="Tabla1.E2" office:value-type="string">
            <text:p text:style-name="P72"/>
          </table:table-cell>
        </table:table-row>
        <table:table-row table:style-name="Tabla1.3">
          <table:table-cell table:style-name="Tabla1.A2" office:value-type="string">
            <text:p text:style-name="P43"/>
            <text:p text:style-name="P43">Holland y light</text:p>
          </table:table-cell>
          <table:table-cell table:style-name="Tabla1.A2" office:value-type="string">
            <text:p text:style-name="P73">Paquete de sof<text:span text:style-name="T6">t</text:span>ware.</text:p>
          </table:table-cell>
          <table:table-cell table:style-name="Tabla1.A2" office:value-type="string">
            <text:p text:style-name="P73">Automatiza actividades corporativas nucleares.</text:p>
          </table:table-cell>
          <table:table-cell table:style-name="Tabla1.A2" office:value-type="string">
            <text:p text:style-name="P73">Fabricación, RRHH,finanzas y gestión de la cadena de abastecimiento.</text:p>
          </table:table-cell>
          <table:table-cell table:style-name="Tabla1.E2" office:value-type="string">
            <text:p text:style-name="P73">Incorpora las mejores practicas para facilitar la toma de decisiones rápidas, reducción de costes y mayor control efectivo.</text:p>
          </table:table-cell>
        </table:table-row>
        <table:table-row table:style-name="Tabla1.4">
          <table:table-cell table:style-name="Tabla1.A2" office:value-type="string">
            <text:p text:style-name="P7"/>
            <text:p text:style-name="P7">Esteves y Pastor</text:p>
          </table:table-cell>
          <table:table-cell table:style-name="Tabla1.A2" office:value-type="string">
            <text:p text:style-name="P73">Paquete de sof<text:span text:style-name="T6">t</text:span>ware.</text:p>
          </table:table-cell>
          <table:table-cell table:style-name="Tabla1.A2" office:value-type="string">
            <text:p text:style-name="P74">Posibilitan la integración de datos a través de procesos de negocio.</text:p>
          </table:table-cell>
          <table:table-cell table:style-name="Tabla1.A2" office:value-type="string">
            <text:p text:style-name="P73">Compuesto por <text:s/>varios módulos</text:p>
            <text:p text:style-name="P73">RRHH,ventas, finanzas y producción</text:p>
          </table:table-cell>
          <table:table-cell table:style-name="Tabla1.E2" office:value-type="string">
            <text:p text:style-name="P73">Responde<text:span text:style-name="T5">r</text:span> a las necesidades especificas de cada organización.</text:p>
          </table:table-cell>
        </table:table-row>
        <table:table-row table:style-name="Tabla1.5">
          <table:table-cell table:style-name="Tabla1.A2" office:value-type="string">
            <text:p text:style-name="P8">Kumar y Hillengersberg</text:p>
          </table:table-cell>
          <table:table-cell table:style-name="Tabla1.A2" office:value-type="string">
            <text:p text:style-name="P75">Paquetes de sistemas de información configurables.</text:p>
          </table:table-cell>
          <table:table-cell table:style-name="Tabla1.A2" office:value-type="string">
            <text:p text:style-name="P75">Integran información y procesos basados en información .</text:p>
          </table:table-cell>
          <table:table-cell table:style-name="Tabla1.A2" office:value-type="string">
            <text:p text:style-name="P75"><text:s/>Las áreas funcionales de una organización.</text:p>
          </table:table-cell>
          <table:table-cell table:style-name="Tabla1.E2" office:value-type="string">
            <text:p text:style-name="P71"/>
          </table:table-cell>
        </table:table-row>
        <table:table-row table:style-name="Tabla1.6">
          <table:table-cell table:style-name="Tabla1.A2" office:value-type="string">
            <text:p text:style-name="P8"/>
            <text:p text:style-name="P8"><text:s/>Shanks y Seddon</text:p>
          </table:table-cell>
          <table:table-cell table:style-name="Tabla1.A2" office:value-type="string">
            <text:p text:style-name="P9">Extensas soluciones empaquetadas de sof<text:span text:style-name="T5">t</text:span>ware.</text:p>
          </table:table-cell>
          <table:table-cell table:style-name="Tabla1.A2" office:value-type="string">
            <text:p text:style-name="P9">Procesos de organización a través de información compartida y flujos de datos.</text:p>
          </table:table-cell>
          <table:table-cell table:style-name="Tabla1.A2" office:value-type="string">
            <text:p text:style-name="P10"/>
          </table:table-cell>
          <table:table-cell table:style-name="Tabla1.E2" office:value-type="string">
            <text:p text:style-name="P71"/>
          </table:table-cell>
        </table:table-row>
        <table:table-row table:style-name="Tabla1.7">
          <table:table-cell table:style-name="Tabla1.A2" office:value-type="string">
            <text:p text:style-name="P8">Laudon y Laudon</text:p>
          </table:table-cell>
          <table:table-cell table:style-name="Tabla1.A2" office:value-type="string">
            <text:p text:style-name="P75">Sistemas de información.</text:p>
          </table:table-cell>
          <table:table-cell table:style-name="Tabla1.A2" office:value-type="string">
            <text:p text:style-name="P75">Integran los procesos claves del negocio.</text:p>
          </table:table-cell>
          <table:table-cell table:style-name="Tabla1.A2" office:value-type="string">
            <text:p text:style-name="P74">Flujo libre de información entre las partes de la organización.</text:p>
          </table:table-cell>
          <table:table-cell table:style-name="Tabla1.E2" office:value-type="string">
            <text:p text:style-name="P75">Mejorar la coordinación la eficiencia y el proceso de toma de decisiones.</text:p>
          </table:table-cell>
        </table:table-row>
        <table:table-row table:style-name="Tabla1.8">
          <table:table-cell table:style-name="Tabla1.A2" office:value-type="string">
            <text:p text:style-name="P8">Ordon y Marlene</text:p>
          </table:table-cell>
          <table:table-cell table:style-name="Tabla1.A2" office:value-type="string">
            <text:p text:style-name="P74">Sistema <text:s/>de información.</text:p>
          </table:table-cell>
          <table:table-cell table:style-name="Tabla1.A2" office:value-type="string">
            <text:p text:style-name="P74">Coleccionar y consolidar información a través de la empresa.</text:p>
          </table:table-cell>
          <table:table-cell table:style-name="Tabla1.A2" office:value-type="string">
            <text:p text:style-name="P71"/>
          </table:table-cell>
          <table:table-cell table:style-name="Tabla1.E2" office:value-type="string">
            <text:p text:style-name="P71"/>
          </table:table-cell>
        </table:table-row>
        <table:table-row table:style-name="Tabla1.9">
          <table:table-cell table:style-name="Tabla1.A2" office:value-type="string">
            <text:p text:style-name="P8">McGaughey y <text:soft-page-break/>Gunasekaran</text:p>
          </table:table-cell>
          <table:table-cell table:style-name="Tabla1.A2" office:value-type="string">
            <text:p text:style-name="P75">Sistemas de información, <text:soft-page-break/>paquete de software multim<text:span text:style-name="T14">ó</text:span>dulo.</text:p>
          </table:table-cell>
          <table:table-cell table:style-name="Tabla1.A2" office:value-type="string">
            <text:p text:style-name="P75">Integra procesos de negocio.</text:p>
          </table:table-cell>
          <table:table-cell table:style-name="Tabla1.A2" office:value-type="string">
            <text:p text:style-name="P75">Sirven y dan soporte a múltiples funciones en la <text:soft-page-break/>empresa.</text:p>
          </table:table-cell>
          <table:table-cell table:style-name="Tabla1.E2" office:value-type="string">
            <text:p text:style-name="P75">Crear valor y reducir costes, ayuda a la toma <text:soft-page-break/>de decisiones.</text:p>
          </table:table-cell>
        </table:table-row>
      </table:table>
      <text:p text:style-name="P99"/>
      <text:p text:style-name="P30"><text:span text:style-name="T8">b</text:span><text:span text:style-name="T7">)</text:span><text:span text:style-name="T9"> Busca </text:span><text:span text:style-name="T10">definiciones más actuales y compara</text:span><text:span text:style-name="T9">.</text:span></text:p>
      <text:p text:style-name="P2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76"/>
          </table:table-cell>
          <table:table-cell table:style-name="Tabla2.A1" office:value-type="string">
            <text:p text:style-name="P46">Qué es</text:p>
          </table:table-cell>
          <table:table-cell table:style-name="Tabla2.A1" office:value-type="string">
            <text:p text:style-name="P46">función</text:p>
          </table:table-cell>
          <table:table-cell table:style-name="Tabla2.A1" office:value-type="string">
            <text:p text:style-name="P46">Que gestiona</text:p>
          </table:table-cell>
          <table:table-cell table:style-name="Tabla2.E1" office:value-type="string">
            <text:p text:style-name="P6">objetivo</text:p>
          </table:table-cell>
        </table:table-row>
        <table:table-row table:style-name="Tabla2.2">
          <table:table-cell table:style-name="Tabla2.A2" office:value-type="string">
            <text:p text:style-name="P48"/>
            <text:p text:style-name="P48"/>
            <text:p text:style-name="P48">Microsoft</text:p>
            <text:p text:style-name="P44"/>
          </table:table-cell>
          <table:table-cell table:style-name="Tabla2.A2" office:value-type="string">
            <text:p text:style-name="P77">Sistema de registro de la organización.</text:p>
          </table:table-cell>
          <table:table-cell table:style-name="Tabla2.A2" office:value-type="string">
            <text:p text:style-name="P77">Ayuda a automatizar y a administrar los procesos empresariales de distintas áreas.</text:p>
          </table:table-cell>
          <table:table-cell table:style-name="Tabla2.A2" office:value-type="string">
            <text:p text:style-name="P56">Finanzas, fabricación, venta al por menor, cadena de suministro , RRHH y operaciones.</text:p>
          </table:table-cell>
          <table:table-cell table:style-name="Tabla2.E2" office:value-type="string">
            <text:p text:style-name="P11">Ayudan a los directivos a extraer conocimientos, optimizar operaciones y mejorar la toma de decisiones.</text:p>
          </table:table-cell>
        </table:table-row>
        <table:table-row table:style-name="Tabla2.2">
          <table:table-cell table:style-name="Tabla2.A2" office:value-type="string">
            <text:p text:style-name="P48"/>
            <text:p text:style-name="P48"/>
            <text:p text:style-name="P48">Sap</text:p>
          </table:table-cell>
          <table:table-cell table:style-name="Tabla2.A2" office:value-type="string">
            <text:p text:style-name="P77">Sistema integrado de software.</text:p>
          </table:table-cell>
          <table:table-cell table:style-name="Tabla2.A2" office:value-type="string">
            <text:p text:style-name="P77"><text:span text:style-name="T13">Brinda la automatización, integración e inteligencia <text:s/>para <text:s/>la ejecución eficiente </text:span><text:s/>de las operaciones del negocio.</text:p>
          </table:table-cell>
          <table:table-cell table:style-name="Tabla2.A2" office:value-type="string">
            <text:p text:style-name="P56">Finanzas, RRHH, fabricación, cadena de suministros, servicios, compras y otros.</text:p>
          </table:table-cell>
          <table:table-cell table:style-name="Tabla2.E2" office:value-type="string">
            <text:p text:style-name="P11">Da soporte a la automatización y procesos.</text:p>
          </table:table-cell>
        </table:table-row>
        <table:table-row table:style-name="Tabla2.2">
          <table:table-cell table:style-name="Tabla2.A2" office:value-type="string">
            <text:p text:style-name="P49"/>
            <text:p text:style-name="P49"/>
            <text:p text:style-name="P49">Aner</text:p>
          </table:table-cell>
          <table:table-cell table:style-name="Tabla2.A2" office:value-type="string">
            <text:p text:style-name="P78">Conjunto de sistemas de información.</text:p>
          </table:table-cell>
          <table:table-cell table:style-name="Tabla2.A2" office:value-type="string">
            <text:p text:style-name="P78">Integración de <text:s/>operaciones de una empresa.</text:p>
          </table:table-cell>
          <table:table-cell table:style-name="Tabla2.A2" office:value-type="string">
            <text:p text:style-name="P58">Producción, logística, inventario, envíos y contabilidad.</text:p>
          </table:table-cell>
          <table:table-cell table:style-name="Tabla2.E2" office:value-type="string">
            <text:p text:style-name="P13">Apoyar a los clientes de la empresa, respuesta rápida, eficiente manejo de información para toma de decisiones y minimizar costes.</text:p>
          </table:table-cell>
        </table:table-row>
      </table:table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<text:soft-page-break/><text:alphabetical-index-mark-start text:id="IMark2842512063208"/><text:span text:style-name="T16">Ejercicio </text:span><text:span text:style-name="T15">2.2 – </text:span><text:span text:style-name="T16">Arquitectura de los ERP</text:span><text:alphabetical-index-mark-end text:id="IMark2842512063208"/></text:p>
      <text:p text:style-name="P2"/>
      <text:p text:style-name="P2"/>
      <text:p text:style-name="P28"><text:bookmark text:name="page105R_mcid13"/><text:span text:style-name="T2">a)</text:span> <text:span text:style-name="T1">Estudia las funcionalidades de los módulos relacionados con la fabricación de productos, como Fabricación,</text:span> <text:span text:style-name="T1">MRP (Planificación de requisitos</text:span> <text:span text:style-name="T1">de material),</text:span> <text:span text:style-name="T1">PLM,</text:span> <text:span text:style-name="T1">Calidad, Trazabilidad</text:span> </text:p>
      <text:p text:style-name="P26"/>
      <text:p text:style-name="P2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eLine2841928973088">
          <table:table-cell table:style-name="Tabla3.A1" office:value-type="string">
            <text:p text:style-name="P85"/>
          </table:table-cell>
          <table:table-cell table:style-name="Tabla3.A1" office:value-type="string">
            <text:p text:style-name="P47">Qu<text:span text:style-name="T40">é</text:span> es</text:p>
          </table:table-cell>
          <table:table-cell table:style-name="Tabla3.A1" office:value-type="string">
            <text:p text:style-name="P47"><text:span text:style-name="T29">funciones</text:span> </text:p>
          </table:table-cell>
          <table:table-cell table:style-name="Tabla3.A1" office:value-type="string">
            <text:p text:style-name="P47">beneficios</text:p>
          </table:table-cell>
          <table:table-cell table:style-name="Tabla3.E1" office:value-type="string">
            <text:p text:style-name="P54">objetivo</text:p>
          </table:table-cell>
        </table:table-row>
        <table:table-row table:style-name="TableLine2841928975264">
          <table:table-cell table:style-name="Tabla3.A2" office:value-type="string">
            <text:p text:style-name="P52"/>
            <text:p text:style-name="P52"/>
            <text:p text:style-name="P52"/>
            <text:p text:style-name="P52"/>
            <text:p text:style-name="P52">Compras y proveedores</text:p>
          </table:table-cell>
          <table:table-cell table:style-name="Tabla3.A2" office:value-type="string">
            <text:p text:style-name="P84"><text:span text:style-name="T32">Consecución</text:span><text:span text:style-name="T31"> de actividades <text:s/>que una compañía lleva acabo para la compra de bienes y gestiones de servicios.</text:span></text:p>
          </table:table-cell>
          <table:table-cell table:style-name="Tabla3.A2" office:value-type="string">
            <text:p text:style-name="P79">Detectar necesidades de compra.,</text:p>
            <text:p text:style-name="P79">optimizar la gestión de compra,</text:p>
            <text:p text:style-name="P79"><text:s/>tomar decisiones efectivas con mayor agilidad,</text:p>
            <text:p text:style-name="P59"><text:span text:style-name="T44">verificar la gestión de pedidos y facturas</text:span> .</text:p>
          </table:table-cell>
          <table:table-cell table:style-name="Tabla3.A2" office:value-type="string">
            <text:p text:style-name="P95">Optimización de la gestión de compras, detección de necesidades de compra, verificación de la gestión de los pedidos y facturas, agiliza el trabajo de todo el equipo de compras, tomar decisiones efectivas con agilidad.</text:p>
            <text:p text:style-name="P80"/>
          </table:table-cell>
          <table:table-cell table:style-name="Tabla3.E2" office:value-type="string">
            <text:p text:style-name="P15">Realizar las compras necesarias, en el momento requerido, con la cantidad justa, a buen precio y en buena calidad.</text:p>
          </table:table-cell>
        </table:table-row>
        <table:table-row table:style-name="TableLine2841928972272">
          <table:table-cell table:style-name="Tabla3.A2" office:value-type="string">
            <text:p text:style-name="P50"/>
            <text:p text:style-name="P50"/>
            <text:p text:style-name="P50">PLM</text:p>
          </table:table-cell>
          <table:table-cell table:style-name="Tabla3.A2" office:value-type="string">
            <text:p text:style-name="P60">Sistema de información hecho para administrar la información asignada a un producto</text:p>
          </table:table-cell>
          <table:table-cell table:style-name="Tabla3.A2" office:value-type="string">
            <text:p text:style-name="P57"><text:s/><text:span text:style-name="T41">Ayuda a acelerar los procesos de desarrollo de un producto, lista de materiales, control de cambios, gestión de la calidad, gestión de los datos de un producto.</text:span></text:p>
          </table:table-cell>
          <table:table-cell table:style-name="Tabla3.A2" office:value-type="string">
            <text:p text:style-name="P60">Elimina los cuellos de botella, gestión de cambios, informes simplificados.</text:p>
          </table:table-cell>
          <table:table-cell table:style-name="Tabla3.E2" office:value-type="string">
            <text:p text:style-name="P62">Mejorar la eficiencia de los procesos productivos.</text:p>
          </table:table-cell>
        </table:table-row>
        <table:table-row table:style-name="TableLine2841928972816">
          <table:table-cell table:style-name="Tabla3.A2" office:value-type="string">
            <text:p text:style-name="P53"/>
            <text:p text:style-name="P53"/>
            <text:p text:style-name="P53"/>
            <text:p text:style-name="P53"/>
            <text:p text:style-name="P53"/>
            <text:p text:style-name="P53">Comercial y marketing</text:p>
          </table:table-cell>
          <table:table-cell table:style-name="Tabla3.A2" office:value-type="string">
            <text:p text:style-name="P64">Es la integración de los procesos de negocios desde un usuario hasta los suplidores que proveen productos, servicios e información <text:s/></text:p>
          </table:table-cell>
          <table:table-cell table:style-name="Tabla3.A2" office:value-type="string">
            <text:p text:style-name="P93">Segmentación de clientes potenciales, <text:span text:style-name="T49">e</text:span>laboración de campañas, <text:span text:style-name="T49">i</text:span>nteracción en las consultas, <text:span text:style-name="T49">t</text:span>ramitación de pedidos, <text:span text:style-name="T49">e</text:span>nvío y facturación para cerrar el ciclo de la venta.</text:p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</table:table-cell>
          <table:table-cell table:style-name="Tabla3.A2" office:value-type="string">
            <text:p text:style-name="P61">Mejora la fidelidad de los clientes. Al ser más eficientes, mejora la calidad de servicio,</text:p>
            <text:p text:style-name="P63">mejora el control de la empresa sobre todo el proceso,</text:p>
            <text:p text:style-name="P63">reduce problemas,</text:p>
            <text:p text:style-name="P63">mejora la rentabilidad,</text:p>
            <text:p text:style-name="P63">mejora la competitividad.</text:p>
            <text:p text:style-name="P63"/>
            <text:p text:style-name="P63"/>
            <text:p text:style-name="P63"/>
            <text:p text:style-name="P63"/>
            <text:p text:style-name="P63"/>
            <text:p text:style-name="P63"/>
          </table:table-cell>
          <table:table-cell table:style-name="Tabla3.E2" office:value-type="string">
            <text:p text:style-name="P61"><text:span text:style-name="T46">R</text:span><text:span text:style-name="T44">educción de costes </text:span><text:span text:style-name="T45">y</text:span><text:span text:style-name="T44"> la orientación hacia el cliente.</text:span></text:p>
          </table:table-cell>
        </table:table-row>
        <text:soft-page-break/>
        <table:table-row table:style-name="TableLine2841928980160">
          <table:table-cell table:style-name="Tabla3.A2" office:value-type="string">
            <text:p text:style-name="P50"/>
            <text:p text:style-name="P50"/>
            <text:p text:style-name="P50"/>
            <text:p text:style-name="P50"/>
            <text:p text:style-name="P50">CRM</text:p>
          </table:table-cell>
          <table:table-cell table:style-name="Tabla3.A2" office:value-type="string">
            <text:p text:style-name="P57"><text:span text:style-name="T43">E</text:span>s una aplicación que permite centralizar en una única Base de Datos todas las interacciones entre una empresa y sus clientes. </text:p>
          </table:table-cell>
          <table:table-cell table:style-name="Tabla3.A2" office:value-type="string">
            <text:p text:style-name="P66">Gestión de ventas, gestión de ingresos, análisis de campañas de marketing, comunicación interna, presupuesto y facturación.</text:p>
          </table:table-cell>
          <table:table-cell table:style-name="Tabla3.A2" office:value-type="string">
            <text:p text:style-name="P66">Mejora la atención al cliente, permite encontrar nuevos clientes, fidelidad de los clientes, mejora la comunicación entre departamentos.</text:p>
          </table:table-cell>
          <table:table-cell table:style-name="Tabla3.E2" office:value-type="string">
            <text:p text:style-name="P57"><text:span text:style-name="T45">Facilitar</text:span><text:span text:style-name="T44"> de un diálogo <text:s/>con los clientes, una mayor rentabilidad por cliente, información compartida a través de un centro de contactos, <text:s/>y el compromiso para negocios futuros de clientes rentables</text:span> </text:p>
          </table:table-cell>
        </table:table-row>
        <table:table-row table:style-name="TableLine2841928975536">
          <table:table-cell table:style-name="Tabla3.A2" office:value-type="string">
            <text:p text:style-name="P50"/>
            <text:p text:style-name="P50"/>
            <text:p text:style-name="P50"/>
            <text:p text:style-name="P50"/>
            <text:p text:style-name="P50">RRHH</text:p>
          </table:table-cell>
          <table:table-cell table:style-name="Tabla3.A2" office:value-type="string">
            <text:p text:style-name="P66">Departamento donde se gestiona todo lo relacionado con las personas que trabajan en la empresa</text:p>
          </table:table-cell>
          <table:table-cell table:style-name="Tabla3.A2" office:value-type="string">
            <text:p text:style-name="P66">Diseño y análisis de puestos de trabajo, contratación y selección de empleados, formación y desarrollo de empleados, gestión del rendimiento.</text:p>
          </table:table-cell>
          <table:table-cell table:style-name="Tabla3.A2" office:value-type="string">
            <text:p text:style-name="P96"><text:span text:style-name="T33">B</text:span><text:span text:style-name="T34">uscar y captar nuevos talentos, </text:span><text:span text:style-name="T48">m</text:span>ejores relaciones laborales, <text:span text:style-name="T48">m</text:span>ejora de la comunicación interna, <text:span text:style-name="T48">o</text:span>ptimización de los recursos.</text:p>
          </table:table-cell>
          <table:table-cell table:style-name="Tabla3.E2" office:value-type="string">
            <text:p text:style-name="P83"><text:span text:style-name="T34">Provee</text:span><text:span text:style-name="T33">r</text:span><text:span text:style-name="T34"> un ambiente organizacional de desarrollo y satisfacción del recurso humano, Planifica</text:span><text:span text:style-name="T33">r</text:span><text:span text:style-name="T34">, organiza</text:span><text:span text:style-name="T33">r</text:span><text:span text:style-name="T34">, dir</text:span><text:span text:style-name="T33">igir</text:span><text:span text:style-name="T34"> y controla los </text:span><text:span text:style-name="T33">p</text:span><text:span text:style-name="T34">rogramas de </text:span><text:span text:style-name="T33">c</text:span><text:span text:style-name="T34">lasificación y </text:span><text:span text:style-name="T33">r</text:span><text:span text:style-name="T34">emuneración de </text:span><text:span text:style-name="T33">c</text:span><text:span text:style-name="T34">argos, </text:span><text:span text:style-name="T33">i</text:span><text:span text:style-name="T34">nterpreta</text:span><text:span text:style-name="T33">r</text:span><text:span text:style-name="T34"> y aplica</text:span><text:span text:style-name="T33">r</text:span><text:span text:style-name="T34"> las políticas, normas y reglamentos.</text:span></text:p>
          </table:table-cell>
        </table:table-row>
        <table:table-row table:style-name="TableLine2841928976080">
          <table:table-cell table:style-name="Tabla3.A2" office:value-type="string">
            <text:p text:style-name="P50"/>
            <text:p text:style-name="P50"/>
            <text:p text:style-name="P50"/>
            <text:p text:style-name="P50"/>
            <text:p text:style-name="P50">Contabilidad</text:p>
          </table:table-cell>
          <table:table-cell table:style-name="Tabla3.A2" office:value-type="string">
            <text:p text:style-name="P81">Es el encargado de registrar los hechos económicos de la organización en el día a día.</text:p>
          </table:table-cell>
          <table:table-cell table:style-name="Tabla3.A2" office:value-type="string">
            <text:p text:style-name="P65">Elabora los registros contables y estados financieros, <text:span text:style-name="T48">a</text:span>segura la efectiva aplicación del Sistema Contable,<text:line-break/><text:span text:style-name="T48">m</text:span>antiene actualizado los registros contables,</text:p>
            <text:p text:style-name="P65"><text:span text:style-name="T48">c</text:span>odifica, maneja y controla todas las transacciones contables y financieras ,<text:line-break/><text:span text:style-name="T48">a</text:span>naliza y consolida los estados financieros de la empresa. </text:p>
          </table:table-cell>
          <table:table-cell table:style-name="Tabla3.A2" office:value-type="string">
            <text:p text:style-name="P94">Reduce tu inversión en gastos contables, administra de forma eficiente todos tus documentos, aumenta la seguridad de tu información, ayuda a efectuar trámites fiscales en menos tiempo, reduce el espacio de archivos en tu oficina.</text:p>
            <text:p text:style-name="P57"/>
          </table:table-cell>
          <table:table-cell table:style-name="Tabla3.E2" office:value-type="string">
            <text:p text:style-name="P65">Presentar <text:span text:style-name="T48">de</text:span> forma sistemática las transacciones de la <text:span text:style-name="T48">empresa</text:span> <text:span text:style-name="T48">para</text:span> proveer<text:line-break/>información sobre su gestión financiera. </text:p>
          </table:table-cell>
        </table:table-row>
        <table:table-row table:style-name="Tabla3.8">
          <table:table-cell table:style-name="Tabla3.A2" office:value-type="string">
            <text:p text:style-name="P51"/>
            <text:p text:style-name="P51"/>
            <text:p text:style-name="P51"/>
            <text:p text:style-name="P51"/>
            <text:p text:style-name="P51">MRP</text:p>
          </table:table-cell>
          <table:table-cell table:style-name="Tabla3.A2" office:value-type="string">
            <text:p text:style-name="P4"><text:span text:style-name="T38">S</text:span><text:span text:style-name="T36">istema </text:span><text:span text:style-name="T37">de</text:span><text:span text:style-name="T36"> planificación y control </text:span><text:span text:style-name="T37">del</text:span><text:span text:style-name="T36"> </text:span><text:span text:style-name="Strong_20_Emphasis"><text:span text:style-name="T39">inventario de materiales.</text:span></text:span></text:p>
          </table:table-cell>
          <table:table-cell table:style-name="Tabla3.A2" office:value-type="string">
            <text:p text:style-name="P14"><text:span text:style-name="T42">I</text:span>nventarios, <text:span text:style-name="T40">p</text:span>revisiones de ventas,</text:p>
            <text:p text:style-name="P14"><text:span text:style-name="T40">c</text:span>apacidad real de producción,</text:p>
            <text:p text:style-name="P14">costes de producción,</text:p>
            <text:p text:style-name="P14">plazos de producción,</text:p>
            <text:p text:style-name="P14"><text:span text:style-name="T40">r</text:span>ecepción, modificación y cancelación de pedidos. </text:p>
            <text:p text:style-name="P14"/>
            <text:p text:style-name="P57"/>
          </table:table-cell>
          <table:table-cell table:style-name="Tabla3.A2" office:value-type="string">
            <text:p text:style-name="P57">Incremento de la productividad, aumento de la satisfacción del cliente,</text:p>
            <text:p text:style-name="P83"><text:span text:style-name="T35">d</text:span><text:span text:style-name="T34">isminución de inventarios, <text:s/></text:span><text:span text:style-name="T35">incremento de la eficiencia, reducción de costos y aumento de ganancias. </text:span></text:p>
          </table:table-cell>
          <table:table-cell table:style-name="Tabla3.E2" office:value-type="string">
            <text:p text:style-name="P12"><text:span text:style-name="T40">a</text:span>segurar que <text:span text:style-name="T29">tenemos</text:span> de <text:s/>los materiales <text:s/>para cumplir con la demanda de los clientes en el tiempo adecuado. </text:p>
            <text:p text:style-name="P57"/>
          </table:table-cell>
        </table:table-row>
      </table:table>
      <text:p text:style-name="P38"><text:soft-page-break/><text:alphabetical-index-mark-start text:id="IMark2842512063976"/><text:span text:style-name="T52">Ejercicio 2.3 </text:span><text:span text:style-name="T53">Parte 1</text:span><text:span text:style-name="T52"> – </text:span><text:span text:style-name="T51">S</text:span><text:span text:style-name="T52">oluciones y licenciamiento</text:span><text:alphabetical-index-mark-end text:id="IMark2842512063976"/></text:p>
      <text:p text:style-name="P26"/>
      <text:p text:style-name="P28"><text:span text:style-name="T12">Parte 1:</text:span><text:span text:style-name="T54"> </text:span>Elabora un pequeño informe explicando las diferencias de los conceptos de Cloud Computing siguientes: Infraestructura como Servicio (IaaS), Plataforma como Servicio (PaaS) y software como servicio (SaaS).</text:p>
      <text:p text:style-name="P26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eLine2841928983968">
          <table:table-cell table:style-name="Tabla5.A1" office:value-type="string">
            <text:p text:style-name="P88"/>
          </table:table-cell>
          <table:table-cell table:style-name="Tabla5.A1" office:value-type="string">
            <text:p text:style-name="P39"/>
            <text:p text:style-name="P39">Significado</text:p>
          </table:table-cell>
          <table:table-cell table:style-name="Tabla5.A1" office:value-type="string">
            <text:p text:style-name="P39"/>
            <text:p text:style-name="P39">¿Qué <text:span text:style-name="T63">es</text:span>?</text:p>
          </table:table-cell>
          <table:table-cell table:style-name="Tabla5.A1" office:value-type="string">
            <text:p text:style-name="P40">¿De qué se encarga el proveedor?</text:p>
          </table:table-cell>
          <table:table-cell table:style-name="Tabla5.E1" office:value-type="string">
            <text:p text:style-name="P40"/>
            <text:p text:style-name="P40">¿Qué Brindan?</text:p>
          </table:table-cell>
        </table:table-row>
        <table:table-row table:style-name="TableLine2841928993216">
          <table:table-cell table:style-name="Tabla5.A2" office:value-type="string">
            <text:p text:style-name="P41"/>
            <text:p text:style-name="P41"/>
            <text:p text:style-name="P41"/>
            <text:p text:style-name="P41">IaaS</text:p>
          </table:table-cell>
          <table:table-cell table:style-name="Tabla5.A2" office:value-type="string">
            <text:p text:style-name="P86">Infraestructura como Servicio</text:p>
          </table:table-cell>
          <table:table-cell table:style-name="Tabla5.A2" office:value-type="string">
            <text:p text:style-name="P86"><text:span text:style-name="T55">Un primer nivel de delegación de administración de infraestructura local.</text:span> </text:p>
          </table:table-cell>
          <table:table-cell table:style-name="Tabla5.A2" office:value-type="string">
            <text:p text:style-name="P92">El proveedor administra y actualiza el centro de datos en el sitio.</text:p>
          </table:table-cell>
          <table:table-cell table:style-name="Tabla5.E2" office:value-type="string">
            <text:p text:style-name="P92">Infraestructura de servicio de modelo de consumo de pago por uso, donde un tercero proporciona servicios de infraestructura como almacenamiento y virtualización cuando se necesitan, a través de la nube e Internet. </text:p>
          </table:table-cell>
        </table:table-row>
        <table:table-row table:style-name="TableLine2841928987504">
          <table:table-cell table:style-name="Tabla5.A2" office:value-type="string">
            <text:p text:style-name="P41"/>
            <text:p text:style-name="P41"/>
            <text:p text:style-name="P41"/>
            <text:p text:style-name="P41">PaaS</text:p>
          </table:table-cell>
          <table:table-cell table:style-name="Tabla5.A2" office:value-type="string">
            <text:p text:style-name="P86">Plataforma como Servicio</text:p>
          </table:table-cell>
          <table:table-cell table:style-name="Tabla5.A2" office:value-type="string">
            <text:p text:style-name="P83"><text:span text:style-name="T57">U</text:span><text:span text:style-name="T55">na capa adicional de abstracción para completar la administración de la infraestructura en las instalaciones.</text:span> </text:p>
          </table:table-cell>
          <table:table-cell table:style-name="Tabla5.A2" office:value-type="string">
            <text:p text:style-name="P83"><text:span text:style-name="T55">El proveedor proporciona el entorno en el que crear e implementar aplicaciones.</text:span> </text:p>
          </table:table-cell>
          <table:table-cell table:style-name="Tabla5.E2" office:value-type="string">
            <text:p text:style-name="P83"><text:span text:style-name="T58">U</text:span><text:span text:style-name="T55">na plataforma en la que el usuario puede desarrollar, ejecutar y administrar aplicaciones sin tener que crear y administrar la infraestructura o plataforma normalmente asociada con esos procesos.</text:span></text:p>
          </table:table-cell>
        </table:table-row>
        <table:table-row table:style-name="TableLine2841928993760">
          <table:table-cell table:style-name="Tabla5.A2" office:value-type="string">
            <text:p text:style-name="P41"/>
            <text:p text:style-name="P41"/>
            <text:p text:style-name="P41"/>
            <text:p text:style-name="P41"/>
            <text:p text:style-name="P41">SaaS</text:p>
          </table:table-cell>
          <table:table-cell table:style-name="Tabla5.A2" office:value-type="string">
            <text:p text:style-name="P86">Software como Servicio</text:p>
          </table:table-cell>
          <table:table-cell table:style-name="Tabla5.A2" office:value-type="string">
            <text:p text:style-name="P83"><text:span text:style-name="T59">S</text:span><text:span text:style-name="T55">ervicios de computación en la nube y consiste en proporcionar una aplicación completa administrada por un proveedor a través de un navegador web.</text:span> </text:p>
          </table:table-cell>
          <table:table-cell table:style-name="Tabla5.A2" office:value-type="string">
            <text:p text:style-name="P83"><text:span text:style-name="T55">El proveedor se encarga de las actualizaciones de software, la corrección de errores y otras tareas generales de mantenimiento del software, mientras que el usuario se conecta a la aplicación a través de una API o un panel.</text:span> </text:p>
          </table:table-cell>
          <table:table-cell table:style-name="Tabla5.E2" office:value-type="string">
            <text:p text:style-name="P87"><text:span text:style-name="T59">S</text:span><text:span text:style-name="T56">ervicios de computación en la nube y e</text:span><text:span text:style-name="T59">l acceso grupal al programa es más fluido y confiable. </text:span><text:span text:style-name="T55">No hay instalación de software en máquinas individuales.</text:span>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7"><text:soft-page-break/><text:alphabetical-index-mark-start text:id="IMark2842512064840"/><text:span text:style-name="T52">Ejercicio 2.3 </text:span><text:span text:style-name="T53">Parte 2</text:span><text:span text:style-name="T52"> – </text:span><text:span text:style-name="T51">S</text:span><text:span text:style-name="T52">oluciones y licenciamiento</text:span><text:alphabetical-index-mark-end text:id="IMark2842512064840"/></text:p>
      <text:p text:style-name="P101"/>
      <text:p text:style-name="P100"><text:span text:style-name="T23">Parte 2:</text:span><text:span text:style-name="T27"> Repasa los conceptos relacionados con los diferentes tipos de uso del software copyright, </text:span><text:span text:style-name="T28">C</text:span><text:span text:style-name="T27">opyleft y Creative Commons,y busca los tipos de licencia bajo los que se distribuyen los ERP más conocidos.</text:span></text:p>
      <text:p text:style-name="P100"><text:span text:style-name="T27"/></text:p>
      <text:p text:style-name="P103">TIPOS DE USO DEL SOFTWARE</text:p>
      <text:p text:style-name="P104"/>
      <table:table table:name="Tabla6" table:style-name="Tabla6">
        <table:table-column table:style-name="Tabla6.A"/>
        <table:table-column table:style-name="Tabla6.B" table:number-columns-repeated="2"/>
        <table:table-row table:style-name="TableLine2841927983312">
          <table:table-cell table:style-name="Tabla6.A1" office:value-type="string">
            <text:p text:style-name="P107">Copyright</text:p>
          </table:table-cell>
          <table:table-cell table:style-name="Tabla6.A1" office:value-type="string">
            <text:p text:style-name="P107">Copyleft</text:p>
          </table:table-cell>
          <table:table-cell table:style-name="Tabla6.C1" office:value-type="string">
            <text:p text:style-name="P107">Creative Commons</text:p>
          </table:table-cell>
        </table:table-row>
        <table:table-row table:style-name="TableLine2841927983312">
          <table:table-cell table:style-name="Tabla6.A2" office:value-type="string">
            <text:p text:style-name="P110"><text:span text:style-name="T60">El autor dispone de todos los derechos sobre su obra y no permite que se utilice bajo ningún concepto. La licencia </text:span><text:span text:style-name="Strong_20_Emphasis"><text:span text:style-name="T61">copyright </text:span></text:span><text:span text:style-name="T60">es la más estricta y restrictiva de todas. El autor conserva todos los derechos y no puede ser utilizada su obra ni total ni parcialmente sin previa autorización por su parte</text:span><text:span text:style-name="T62">.</text:span><text:span text:style-name="T64"> </text:span></text:p>
          </table:table-cell>
          <table:table-cell table:style-name="Tabla6.A2" office:value-type="string">
            <text:p text:style-name="P110"><text:span text:style-name="T60">El </text:span><text:span text:style-name="Strong_20_Emphasis"><text:span text:style-name="T61">copyleft </text:span></text:span><text:span text:style-name="T60">es un método para convertir un programa en software libre y exigir que todas las versiones del mismo, modificadas o ampliadas, también lo sean. De esta manera, cada vez que alguien distribuya el contenido con este licencia, debe traspasar con él la libertad para copiarlo y modificarlo.</text:span><text:span text:style-name="T65"> </text:span></text:p>
          </table:table-cell>
          <table:table-cell table:style-name="Tabla6.C2" office:value-type="string">
            <text:p text:style-name="P110"><text:span text:style-name="T60">Quizás sea la más popular de todas las licencias. </text:span><text:span text:style-name="Strong_20_Emphasis"><text:span text:style-name="T61">Creative Commons </text:span></text:span><text:span text:style-name="T60">es un tipo de licencia que se rige bajo el concepto de Copyleft, es decir, que el autor permite el uso total o parcial de su obra, pero bajo unas condiciones especificadas por el propio autor.</text:span><text:span text:style-name="T65"> </text:span></text:p>
          </table:table-cell>
        </table:table-row>
      </table:table>
      <text:p text:style-name="P104"/>
      <text:p text:style-name="P102">LICENCIAS</text:p>
      <text:p text:style-name="P105"/>
      <table:table table:name="Tabla7" table:style-name="Tabla7">
        <table:table-column table:style-name="Tabla7.A"/>
        <table:table-column table:style-name="Tabla7.B"/>
        <table:table-row table:style-name="TableLine2841925632288">
          <table:table-cell table:style-name="Tabla7.A1" office:value-type="string">
            <text:p text:style-name="P108">SAP</text:p>
          </table:table-cell>
          <table:table-cell table:style-name="Tabla7.B1" office:value-type="string">
            <text:p text:style-name="P109">El ERP SAP tiene 3 tipos de licencias, la profesional, la starter package y la limitada</text:p>
          </table:table-cell>
        </table:table-row>
        <table:table-row table:style-name="TableLine2841925626304">
          <table:table-cell table:style-name="Tabla7.A2" office:value-type="string">
            <text:p text:style-name="P108">Oracle</text:p>
          </table:table-cell>
          <table:table-cell table:style-name="Tabla7.B2" office:value-type="string">
            <text:p text:style-name="P109"><text:s/>El ERP Oracle ofrece una licencia perpetua o tambien una licencia a plazo de 1 año</text:p>
          </table:table-cell>
        </table:table-row>
        <table:table-row table:style-name="TableLine2841925635280">
          <table:table-cell table:style-name="Tabla7.A2" office:value-type="string">
            <text:p text:style-name="P108">Epicor</text:p>
          </table:table-cell>
          <table:table-cell table:style-name="Tabla7.B2" office:value-type="string">
            <text:p text:style-name="P109">El ERP Epicor usa un tipo de licencia de compra</text:p>
          </table:table-cell>
        </table:table-row>
      </table:table>
      <text:p text:style-name="P105"/>
      <text:p text:style-name="P104"/>
      <text:p text:style-name="P29"><text:alphabetical-index-mark-start text:id="IMark2842512065128"/><text:span text:style-name="T24">Ejercicio </text:span><text:span text:style-name="T25">2.</text:span><text:span text:style-name="T26">6</text:span><text:span text:style-name="T25"> – </text:span><text:span text:style-name="T26">Inteligencia de negocios</text:span><text:alphabetical-index-mark-end text:id="IMark2842512065128"/></text:p>
      <text:p text:style-name="P35"/>
      <text:p text:style-name="P17"><text:span text:style-name="T21">A</text:span><text:span text:style-name="T20">)</text:span><text:span text:style-name="T22"> </text:span><text:span text:style-name="T17">Define c-Commerce, e-Commerce y e-Business</text:span></text:p>
      <text:p text:style-name="P3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eLine2841928977984">
          <table:table-cell table:style-name="Tabla4.A1" office:value-type="string">
            <text:p text:style-name="P82"/>
          </table:table-cell>
          <table:table-cell table:style-name="Tabla4.A1" office:value-type="string">
            <text:p text:style-name="P91">Que es</text:p>
          </table:table-cell>
          <table:table-cell table:style-name="Tabla4.A1" office:value-type="string">
            <text:p text:style-name="P91">Funcionalidades</text:p>
          </table:table-cell>
          <table:table-cell table:style-name="Tabla4.D1" office:value-type="string">
            <text:p text:style-name="P90"><text:s/>objetivo</text:p>
          </table:table-cell>
        </table:table-row>
        <table:table-row table:style-name="TableLine2841928989680">
          <table:table-cell table:style-name="Tabla4.A2" office:value-type="string">
            <text:p text:style-name="P33"/>
            <text:p text:style-name="P33"/>
            <text:p text:style-name="P33">c-Commerce</text:p>
          </table:table-cell>
          <table:table-cell table:style-name="Tabla4.A2" office:value-type="string">
            <text:p text:style-name="P68">Es un modelo de negocio en el que las compras y ventas se realizan a través de mensajería instantánea, como WhatsApp, Facebook.</text:p>
          </table:table-cell>
          <table:table-cell table:style-name="Tabla4.A2" office:value-type="string">
            <text:p text:style-name="P68">Mejorar la experiencia de compra de los clientes, generar comunicación útil y reciproca, personalizar las ventas</text:p>
          </table:table-cell>
          <table:table-cell table:style-name="Tabla4.D2" office:value-type="string">
            <text:p text:style-name="P68">Permitir conectar a los consumidores con las empresas virtualmente y en tiempo real.</text:p>
          </table:table-cell>
        </table:table-row>
        <text:soft-page-break/>
        <table:table-row table:style-name="TableLine2841928988048">
          <table:table-cell table:style-name="Tabla4.A2" office:value-type="string">
            <text:p text:style-name="P33"/>
            <text:p text:style-name="P33"/>
            <text:p text:style-name="P33"/>
            <text:p text:style-name="P33"><text:s/>e-Commerce</text:p>
          </table:table-cell>
          <table:table-cell table:style-name="Tabla4.A2" office:value-type="string">
            <text:p text:style-name="P68">Es un sistema de compra y venta de productos y servicios que utiliza internet como medio principal de intercambio.</text:p>
          </table:table-cell>
          <table:table-cell table:style-name="Tabla4.A2" office:value-type="string">
            <text:p text:style-name="P70">Planificar con antelación y tener un plan de marketing digital, gestión de las campañas de venta, gestión de redes sociales, definición de los KPI.</text:p>
          </table:table-cell>
          <table:table-cell table:style-name="Tabla4.D2" office:value-type="string">
            <text:p text:style-name="P55"><text:span text:style-name="T47">T</text:span><text:span text:style-name="T44">ener el mayor número de ventas posible</text:span> <text:span text:style-name="T50">y expandirse lo máximo posible a través de internet.</text:span></text:p>
          </table:table-cell>
        </table:table-row>
        <table:table-row table:style-name="TableLine2841928986416">
          <table:table-cell table:style-name="Tabla4.A2" office:value-type="string">
            <text:p text:style-name="P33"/>
            <text:p text:style-name="P33"/>
            <text:p text:style-name="P33">e-Business</text:p>
          </table:table-cell>
          <table:table-cell table:style-name="Tabla4.A2" office:value-type="string">
            <text:p text:style-name="P69">Es la realización de transacciones de forma digital, a través de distintas soluciones tecnológicas.</text:p>
          </table:table-cell>
          <table:table-cell table:style-name="Tabla4.A2" office:value-type="string">
            <text:p text:style-name="P89"><text:span text:style-name="T30">Agilidad en atender al cliente, reducción de costos, <text:s/></text:span><text:span text:style-name="Strong_20_Emphasis"><text:span text:style-name="T30">procesar la <text:s/>de información recopilada.</text:span></text:span></text:p>
          </table:table-cell>
          <table:table-cell table:style-name="Tabla4.D2" office:value-type="string">
            <text:p text:style-name="P67"><text:span text:style-name="T44">introducir tecnologías de la comunicación para realizar las actividades de un negocio</text:span> </text:p>
          </table:table-cell>
        </table:table-row>
      </table:table>
      <text:p text:style-name="P37"/>
      <text:p text:style-name="P37"/>
      <text:p text:style-name="P17"><text:bookmark text:name="page168R_mcid14"/><text:span text:style-name="T17"><text:line-break/></text:span><text:span text:style-name="T21">B</text:span><text:span text:style-name="T19">)</text:span><text:span text:style-name="T17"> Explica las diferencias entre e-Commerce y e-Business</text:span></text:p>
      <text:p text:style-name="P34"/>
      <text:p text:style-name="P36"><text:tab/>El e-Business hace referencia a todas las formas de utilización de las tecnologías de la información en la empresa, mientras que el e-Commerce se refiere a la comercialización de productos y servicios en internet, representando solo un trozo del e-Business.</text:p>
      <text:p text:style-name="P34"/>
      <text:p text:style-name="P34"/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RedHatText" svg:font-family="RedHatText, Overpass, Overpass, Helvetica, Arial, sans-serif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>
      <style:text-properties fo:font-size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22d58e" officeooo:paragraph-rsid="0022d58e" style:font-weight-asian="bold" style:font-weight-complex="bold"/>
    </style:style>
    <style:style style:name="MP2" style:family="paragraph" style:parent-style-name="Footer">
      <style:paragraph-properties fo:text-align="start" style:justify-single-word="false"/>
      <style:text-properties fo:color="#000000" loext:opacity="10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0.06pt solid #000000" fo:border-left="none" fo:border-right="none" fo:padding="0.051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JERCICIOS EN GRUPO<text:tab/> <text:s text:c="16"/>SISTEMAS GESTIÓN EMPRESARIAL<text:tab/>2º DAM</text:p>
      </style:header>
      <style:footer>
        <text:p text:style-name="MP2"><text:tab/><text:page-number text:select-page="current">8</text:page-number>/<text:page-count>8</text:page-count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7T19:37:41.844000000</meta:creation-date>
    <dc:date>2022-10-06T20:21:57.041000000</dc:date>
    <meta:editing-duration>PT1H42M20S</meta:editing-duration>
    <meta:editing-cycles>21</meta:editing-cycles>
    <meta:generator>LibreOffice/7.1.4.2$Windows_X86_64 LibreOffice_project/a529a4fab45b75fefc5b6226684193eb000654f6</meta:generator>
    <meta:document-statistic meta:table-count="7" meta:image-count="0" meta:object-count="0" meta:page-count="8" meta:paragraph-count="183" meta:word-count="1813" meta:character-count="11992" meta:non-whitespace-character-count="10288"/>
  </office:meta>
</office:document-meta>
</file>